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ampinas random - relaxed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table:style-name="Default"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1 </text:p>
          </table:table-cell>
          <table:table-cell office:value-type="string" calcext:value-type="string">
            <text:p><text:s/>:intersectionCuts2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,00E+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009175293" calcext:value-type="float">
            <text:p>0,0091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0123" calcext:value-type="float">
            <text:p>0,001330123</text:p>
          </table:table-cell>
          <table:table-cell office:value-type="float" office:value="27" calcext:value-type="float">
            <text:p>27</text:p>
          </table:table-cell>
          <table:table-cell office:value-type="float" office:value="0.0377979278564453" calcext:value-type="float">
            <text:p>0,037797927856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1" calcext:value-type="float">
            <text:p>7001</text:p>
          </table:table-cell>
          <table:table-cell office:value-type="float" office:value="19.1595" calcext:value-type="float">
            <text:p>19,1595</text:p>
          </table:table-cell>
          <table:table-cell office:value-type="float" office:value="1924" calcext:value-type="float">
            <text:p>1924</text:p>
          </table:table-cell>
          <table:table-cell table:formula="of:=MIN(100 - [.L2]*100/[.F2]; [.N2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,00E+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10686519" calcext:value-type="float">
            <text:p>0,010686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0999" calcext:value-type="float">
            <text:p>0,001420999</text:p>
          </table:table-cell>
          <table:table-cell office:value-type="float" office:value="14" calcext:value-type="float">
            <text:p>14</text:p>
          </table:table-cell>
          <table:table-cell office:value-type="float" office:value="0.0482761859893799" calcext:value-type="float">
            <text:p>0,04827618598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float" office:value="20.4135" calcext:value-type="float">
            <text:p>20,4135</text:p>
          </table:table-cell>
          <table:table-cell office:value-type="float" office:value="2405" calcext:value-type="float">
            <text:p>2405</text:p>
          </table:table-cell>
          <table:table-cell table:formula="of:=MIN(100 - [.L3]*100/[.F3]; [.N3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,00E+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18373129" calcext:value-type="float">
            <text:p>0,018373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9106113" calcext:value-type="float">
            <text:p>0,599106113</text:p>
          </table:table-cell>
          <table:table-cell office:value-type="float" office:value="18" calcext:value-type="float">
            <text:p>18</text:p>
          </table:table-cell>
          <table:table-cell office:value-type="float" office:value="0.0439419746398926" calcext:value-type="float">
            <text:p>0,043941974639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9" calcext:value-type="float">
            <text:p>5029</text:p>
          </table:table-cell>
          <table:table-cell office:value-type="float" office:value="14676" calcext:value-type="float">
            <text:p>14676</text:p>
          </table:table-cell>
          <table:table-cell office:value-type="float" office:value="1585" calcext:value-type="float">
            <text:p>1585</text:p>
          </table:table-cell>
          <table:table-cell table:formula="of:=MIN(100 - [.L4]*100/[.F4]; [.N4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,00E+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43198537" calcext:value-type="float">
            <text:p>0,043198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75799" calcext:value-type="float">
            <text:p>0,001675799</text:p>
          </table:table-cell>
          <table:table-cell office:value-type="float" office:value="25" calcext:value-type="float">
            <text:p>25</text:p>
          </table:table-cell>
          <table:table-cell office:value-type="float" office:value="0.121212959289551" calcext:value-type="float">
            <text:p>0,121212959289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4" calcext:value-type="float">
            <text:p>7744</text:p>
          </table:table-cell>
          <table:table-cell office:value-type="float" office:value="19.3695" calcext:value-type="float">
            <text:p>19,3695</text:p>
          </table:table-cell>
          <table:table-cell office:value-type="float" office:value="1723" calcext:value-type="float">
            <text:p>1723</text:p>
          </table:table-cell>
          <table:table-cell table:formula="of:=MIN(100 - [.L5]*100/[.F5]; [.N5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,00E+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56999317" calcext:value-type="float">
            <text:p>0,056999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27239" calcext:value-type="float">
            <text:p>0,001827239</text:p>
          </table:table-cell>
          <table:table-cell office:value-type="float" office:value="21" calcext:value-type="float">
            <text:p>21</text:p>
          </table:table-cell>
          <table:table-cell office:value-type="float" office:value="0.174443960189819" calcext:value-type="float">
            <text:p>0,174443960189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9" calcext:value-type="float">
            <text:p>8629</text:p>
          </table:table-cell>
          <table:table-cell office:value-type="float" office:value="24567" calcext:value-type="float">
            <text:p>24567</text:p>
          </table:table-cell>
          <table:table-cell office:value-type="float" office:value="2583" calcext:value-type="float">
            <text:p>2583</text:p>
          </table:table-cell>
          <table:table-cell table:formula="of:=MIN(100 - [.L6]*100/[.F6]; [.N6] * 100)" office:value-type="float" office:value="0" calcext:value-type="float">
            <text:p>0</text:p>
          </table:table-cell>
          <table:table-cell table:formula="of:=AVERAGE([.S2:.S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83220088" calcext:value-type="float">
            <text:p>0,08322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04061" calcext:value-type="float">
            <text:p>0,001904061</text:p>
          </table:table-cell>
          <table:table-cell office:value-type="float" office:value="37" calcext:value-type="float">
            <text:p>37</text:p>
          </table:table-cell>
          <table:table-cell office:value-type="float" office:value="0.273222923278809" calcext:value-type="float">
            <text:p>0,273222923278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4" calcext:value-type="float">
            <text:p>14404</text:p>
          </table:table-cell>
          <table:table-cell office:value-type="float" office:value="41676" calcext:value-type="float">
            <text:p>41676</text:p>
          </table:table-cell>
          <table:table-cell office:value-type="float" office:value="4460" calcext:value-type="float">
            <text:p>4460</text:p>
          </table:table-cell>
          <table:table-cell table:formula="of:=MIN(100 - [.L7]*100/[.F7]; [.N7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100617163" calcext:value-type="float">
            <text:p>0,100617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4621076" calcext:value-type="float">
            <text:p>0,004621076</text:p>
          </table:table-cell>
          <table:table-cell office:value-type="float" office:value="36" calcext:value-type="float">
            <text:p>36</text:p>
          </table:table-cell>
          <table:table-cell office:value-type="float" office:value="0.357409954071045" calcext:value-type="float">
            <text:p>0,35740995407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14" calcext:value-type="float">
            <text:p>17614</text:p>
          </table:table-cell>
          <table:table-cell office:value-type="float" office:value="46.1355" calcext:value-type="float">
            <text:p>46,1355</text:p>
          </table:table-cell>
          <table:table-cell office:value-type="float" office:value="4381" calcext:value-type="float">
            <text:p>4381</text:p>
          </table:table-cell>
          <table:table-cell table:formula="of:=MIN(100 - [.L8]*100/[.F8]; [.N8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11301722" calcext:value-type="float">
            <text:p>0,11301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5485" calcext:value-type="float">
            <text:p>0,00185485</text:p>
          </table:table-cell>
          <table:table-cell office:value-type="float" office:value="51" calcext:value-type="float">
            <text:p>51</text:p>
          </table:table-cell>
          <table:table-cell office:value-type="float" office:value="0.387770175933838" calcext:value-type="float">
            <text:p>0,387770175933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24" calcext:value-type="float">
            <text:p>20524</text:p>
          </table:table-cell>
          <table:table-cell office:value-type="float" office:value="48.9075" calcext:value-type="float">
            <text:p>48,9075</text:p>
          </table:table-cell>
          <table:table-cell office:value-type="float" office:value="4027" calcext:value-type="float">
            <text:p>4027</text:p>
          </table:table-cell>
          <table:table-cell table:formula="of:=MIN(100 - [.L9]*100/[.F9]; [.N9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126863637" calcext:value-type="float">
            <text:p>0,1268636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717984" calcext:value-type="float">
            <text:p>0,017717984</text:p>
          </table:table-cell>
          <table:table-cell office:value-type="float" office:value="38" calcext:value-type="float">
            <text:p>38</text:p>
          </table:table-cell>
          <table:table-cell office:value-type="float" office:value="0.464308023452759" calcext:value-type="float">
            <text:p>0,464308023452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07" calcext:value-type="float">
            <text:p>16507</text:p>
          </table:table-cell>
          <table:table-cell office:value-type="float" office:value="44.9745" calcext:value-type="float">
            <text:p>44,9745</text:p>
          </table:table-cell>
          <table:table-cell office:value-type="float" office:value="4492" calcext:value-type="float">
            <text:p>4492</text:p>
          </table:table-cell>
          <table:table-cell table:formula="of:=MIN(100 - [.L10]*100/[.F10]; [.N10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206321023" calcext:value-type="float">
            <text:p>0,2063210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9283953" calcext:value-type="float">
            <text:p>0,009283953</text:p>
          </table:table-cell>
          <table:table-cell office:value-type="float" office:value="55" calcext:value-type="float">
            <text:p>55</text:p>
          </table:table-cell>
          <table:table-cell office:value-type="float" office:value="0.642092943191528" calcext:value-type="float">
            <text:p>0,64209294319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48" calcext:value-type="float">
            <text:p>24248</text:p>
          </table:table-cell>
          <table:table-cell office:value-type="float" office:value="62.472" calcext:value-type="float">
            <text:p>62,472</text:p>
          </table:table-cell>
          <table:table-cell office:value-type="float" office:value="5800" calcext:value-type="float">
            <text:p>5800</text:p>
          </table:table-cell>
          <table:table-cell table:formula="of:=MIN(100 - [.L11]*100/[.F11]; [.N11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272789678" calcext:value-type="float">
            <text:p>0,2727896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0408705" calcext:value-type="float">
            <text:p>0,010408705</text:p>
          </table:table-cell>
          <table:table-cell office:value-type="float" office:value="56" calcext:value-type="float">
            <text:p>56</text:p>
          </table:table-cell>
          <table:table-cell office:value-type="float" office:value="0.988316059112549" calcext:value-type="float">
            <text:p>0,98831605911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56" calcext:value-type="float">
            <text:p>27356</text:p>
          </table:table-cell>
          <table:table-cell office:value-type="float" office:value="69.4245" calcext:value-type="float">
            <text:p>69,4245</text:p>
          </table:table-cell>
          <table:table-cell office:value-type="float" office:value="6309" calcext:value-type="float">
            <text:p>6309</text:p>
          </table:table-cell>
          <table:table-cell table:formula="of:=MIN(100 - [.L12]*100/[.F12]; [.N12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286284792" calcext:value-type="float">
            <text:p>0,2862847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0265595" calcext:value-type="float">
            <text:p>0,010265595</text:p>
          </table:table-cell>
          <table:table-cell office:value-type="float" office:value="48" calcext:value-type="float">
            <text:p>48</text:p>
          </table:table-cell>
          <table:table-cell office:value-type="float" office:value="1.04066300392151" calcext:value-type="float">
            <text:p>1,0406630039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09" calcext:value-type="float">
            <text:p>37509</text:p>
          </table:table-cell>
          <table:table-cell office:value-type="float" office:value="81.5715" calcext:value-type="float">
            <text:p>81,5715</text:p>
          </table:table-cell>
          <table:table-cell office:value-type="float" office:value="5624" calcext:value-type="float">
            <text:p>5624</text:p>
          </table:table-cell>
          <table:table-cell table:formula="of:=MIN(100 - [.L13]*100/[.F13]; [.N13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.290215447" calcext:value-type="float">
            <text:p>0,2902154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18507918" calcext:value-type="float">
            <text:p>0,018507918</text:p>
          </table:table-cell>
          <table:table-cell office:value-type="float" office:value="63" calcext:value-type="float">
            <text:p>63</text:p>
          </table:table-cell>
          <table:table-cell office:value-type="float" office:value="1.04028701782227" calcext:value-type="float">
            <text:p>1,0402870178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8" calcext:value-type="float">
            <text:p>28208</text:p>
          </table:table-cell>
          <table:table-cell office:value-type="float" office:value="71.7555" calcext:value-type="float">
            <text:p>71,7555</text:p>
          </table:table-cell>
          <table:table-cell office:value-type="float" office:value="6543" calcext:value-type="float">
            <text:p>6543</text:p>
          </table:table-cell>
          <table:table-cell table:formula="of:=MIN(100 - [.L14]*100/[.F14]; [.N14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282680849" calcext:value-type="float">
            <text:p>0,282680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03745587" calcext:value-type="float">
            <text:p>0,203745587</text:p>
          </table:table-cell>
          <table:table-cell office:value-type="float" office:value="37" calcext:value-type="float">
            <text:p>37</text:p>
          </table:table-cell>
          <table:table-cell office:value-type="float" office:value="0.973772048950195" calcext:value-type="float">
            <text:p>0,97377204895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3" calcext:value-type="float">
            <text:p>22383</text:p>
          </table:table-cell>
          <table:table-cell office:value-type="float" office:value="59.5755" calcext:value-type="float">
            <text:p>59,5755</text:p>
          </table:table-cell>
          <table:table-cell office:value-type="float" office:value="5778" calcext:value-type="float">
            <text:p>5778</text:p>
          </table:table-cell>
          <table:table-cell table:formula="of:=MIN(100 - [.L15]*100/[.F15]; [.N15] * 100)" office:value-type="float" office:value="0" calcext:value-type="float">
            <text:p>0</text:p>
          </table:table-cell>
          <table:table-cell table:formula="of:=AVERAGE([.S11:.S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.344238996" calcext:value-type="float">
            <text:p>0,344238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6334658" calcext:value-type="float">
            <text:p>0,016334658</text:p>
          </table:table-cell>
          <table:table-cell office:value-type="float" office:value="73" calcext:value-type="float">
            <text:p>73</text:p>
          </table:table-cell>
          <table:table-cell office:value-type="float" office:value="1.09531283378601" calcext:value-type="float">
            <text:p>1,09531283378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11" calcext:value-type="float">
            <text:p>31911</text:p>
          </table:table-cell>
          <table:table-cell office:value-type="float" office:value="69.741" calcext:value-type="float">
            <text:p>69,741</text:p>
          </table:table-cell>
          <table:table-cell office:value-type="float" office:value="4861" calcext:value-type="float">
            <text:p>4861</text:p>
          </table:table-cell>
          <table:table-cell table:formula="of:=MIN(100 - [.L16]*100/[.F16]; [.N16] * 100)" office:value-type="float" office:value="0" calcext:value-type="float">
            <text:p>0</text:p>
          </table:table-cell>
          <table:table-cell table:formula="of:=AVERAGE([.S12:.S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619446336" calcext:value-type="float">
            <text:p>0,61944633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47104066" calcext:value-type="float">
            <text:p>0,047104066</text:p>
          </table:table-cell>
          <table:table-cell office:value-type="float" office:value="82" calcext:value-type="float">
            <text:p>82</text:p>
          </table:table-cell>
          <table:table-cell office:value-type="float" office:value="1.96394300460815" calcext:value-type="float">
            <text:p>1,9639430046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88" calcext:value-type="float">
            <text:p>43988</text:p>
          </table:table-cell>
          <table:table-cell office:value-type="float" office:value="108.1605" calcext:value-type="float">
            <text:p>108,1605</text:p>
          </table:table-cell>
          <table:table-cell office:value-type="float" office:value="9373" calcext:value-type="float">
            <text:p>9373</text:p>
          </table:table-cell>
          <table:table-cell table:formula="of:=MIN(100 - [.L17]*100/[.F17]; [.N17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.832553536" calcext:value-type="float">
            <text:p>0,8325535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61348509" calcext:value-type="float">
            <text:p>0,061348509</text:p>
          </table:table-cell>
          <table:table-cell office:value-type="float" office:value="76" calcext:value-type="float">
            <text:p>76</text:p>
          </table:table-cell>
          <table:table-cell office:value-type="float" office:value="3.44681692123413" calcext:value-type="float">
            <text:p>3,44681692123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42" calcext:value-type="float">
            <text:p>33242</text:p>
          </table:table-cell>
          <table:table-cell office:value-type="float" office:value="85.6515" calcext:value-type="float">
            <text:p>85,6515</text:p>
          </table:table-cell>
          <table:table-cell office:value-type="float" office:value="7953" calcext:value-type="float">
            <text:p>7953</text:p>
          </table:table-cell>
          <table:table-cell table:formula="of:=MIN(100 - [.L18]*100/[.F18]; [.N18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.834290076" calcext:value-type="float">
            <text:p>0,8342900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156404935" calcext:value-type="float">
            <text:p>0,156404935</text:p>
          </table:table-cell>
          <table:table-cell office:value-type="float" office:value="75" calcext:value-type="float">
            <text:p>75</text:p>
          </table:table-cell>
          <table:table-cell office:value-type="float" office:value="4.93809103965759" calcext:value-type="float">
            <text:p>4,93809103965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15" calcext:value-type="float">
            <text:p>36615</text:p>
          </table:table-cell>
          <table:table-cell office:value-type="float" office:value="93528" calcext:value-type="float">
            <text:p>93528</text:p>
          </table:table-cell>
          <table:table-cell office:value-type="float" office:value="8579" calcext:value-type="float">
            <text:p>8579</text:p>
          </table:table-cell>
          <table:table-cell table:formula="of:=MIN(100 - [.L19]*100/[.F19]; [.N19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.509924291" calcext:value-type="float">
            <text:p>1,5099242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48503175" calcext:value-type="float">
            <text:p>0,048503175</text:p>
          </table:table-cell>
          <table:table-cell office:value-type="float" office:value="87" calcext:value-type="float">
            <text:p>87</text:p>
          </table:table-cell>
          <table:table-cell office:value-type="float" office:value="3.2526068687439" calcext:value-type="float">
            <text:p>3,2526068687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34" calcext:value-type="float">
            <text:p>48734</text:p>
          </table:table-cell>
          <table:table-cell office:value-type="float" office:value="118.5285" calcext:value-type="float">
            <text:p>118,5285</text:p>
          </table:table-cell>
          <table:table-cell office:value-type="float" office:value="10095" calcext:value-type="float">
            <text:p>10095</text:p>
          </table:table-cell>
          <table:table-cell table:formula="of:=MIN(100 - [.L20]*100/[.F20]; [.N20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.718200729" calcext:value-type="float">
            <text:p>1,71820072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140661467" calcext:value-type="float">
            <text:p>0,140661467</text:p>
          </table:table-cell>
          <table:table-cell office:value-type="float" office:value="137" calcext:value-type="float">
            <text:p>137</text:p>
          </table:table-cell>
          <table:table-cell office:value-type="float" office:value="17.1881489753723" calcext:value-type="float">
            <text:p>17,1881489753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54" calcext:value-type="float">
            <text:p>41954</text:p>
          </table:table-cell>
          <table:table-cell office:value-type="float" office:value="117.948" calcext:value-type="float">
            <text:p>117,948</text:p>
          </table:table-cell>
          <table:table-cell office:value-type="float" office:value="12226" calcext:value-type="float">
            <text:p>12226</text:p>
          </table:table-cell>
          <table:table-cell table:formula="of:=MIN(100 - [.L21]*100/[.F21]; [.N21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.892394156" calcext:value-type="float">
            <text:p>1,89239415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167523559" calcext:value-type="float">
            <text:p>0,167523559</text:p>
          </table:table-cell>
          <table:table-cell office:value-type="float" office:value="79" calcext:value-type="float">
            <text:p>79</text:p>
          </table:table-cell>
          <table:table-cell office:value-type="float" office:value="19.1825230121613" calcext:value-type="float">
            <text:p>19,1825230121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21" calcext:value-type="float">
            <text:p>46721</text:p>
          </table:table-cell>
          <table:table-cell office:value-type="float" office:value="118857" calcext:value-type="float">
            <text:p>118857</text:p>
          </table:table-cell>
          <table:table-cell office:value-type="float" office:value="10839" calcext:value-type="float">
            <text:p>10839</text:p>
          </table:table-cell>
          <table:table-cell table:formula="of:=MIN(100 - [.L22]*100/[.F22]; [.N22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.821134745" calcext:value-type="float">
            <text:p>1,8211347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5732315" calcext:value-type="float">
            <text:p>0,05732315</text:p>
          </table:table-cell>
          <table:table-cell office:value-type="float" office:value="87" calcext:value-type="float">
            <text:p>87</text:p>
          </table:table-cell>
          <table:table-cell office:value-type="float" office:value="9.19025921821594" calcext:value-type="float">
            <text:p>9,19025921821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64" calcext:value-type="float">
            <text:p>47964</text:p>
          </table:table-cell>
          <table:table-cell office:value-type="float" office:value="113787" calcext:value-type="float">
            <text:p>113787</text:p>
          </table:table-cell>
          <table:table-cell office:value-type="float" office:value="9298" calcext:value-type="float">
            <text:p>9298</text:p>
          </table:table-cell>
          <table:table-cell table:formula="of:=MIN(100 - [.L23]*100/[.F23]; [.N23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.731818449" calcext:value-type="float">
            <text:p>1,7318184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978154" calcext:value-type="float">
            <text:p>0,03978154</text:p>
          </table:table-cell>
          <table:table-cell office:value-type="float" office:value="85" calcext:value-type="float">
            <text:p>85</text:p>
          </table:table-cell>
          <table:table-cell office:value-type="float" office:value="8.51498293876648" calcext:value-type="float">
            <text:p>8,5149829387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41" calcext:value-type="float">
            <text:p>41441</text:p>
          </table:table-cell>
          <table:table-cell office:value-type="float" office:value="99327" calcext:value-type="float">
            <text:p>99327</text:p>
          </table:table-cell>
          <table:table-cell office:value-type="float" office:value="8259" calcext:value-type="float">
            <text:p>8259</text:p>
          </table:table-cell>
          <table:table-cell table:formula="of:=MIN(100 - [.L24]*100/[.F24]; [.N24] * 100)" office:value-type="float" office:value="0" calcext:value-type="float">
            <text:p>0</text:p>
          </table:table-cell>
          <table:table-cell table:formula="of:=AVERAGE([.S20:.S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.008033422" calcext:value-type="float">
            <text:p>2,0080334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119960242" calcext:value-type="float">
            <text:p>0,119960242</text:p>
          </table:table-cell>
          <table:table-cell office:value-type="float" office:value="97" calcext:value-type="float">
            <text:p>97</text:p>
          </table:table-cell>
          <table:table-cell office:value-type="float" office:value="8.80967092514038" calcext:value-type="float">
            <text:p>8,8096709251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32" calcext:value-type="float">
            <text:p>37732</text:p>
          </table:table-cell>
          <table:table-cell office:value-type="float" office:value="115656" calcext:value-type="float">
            <text:p>115656</text:p>
          </table:table-cell>
          <table:table-cell office:value-type="float" office:value="13124" calcext:value-type="float">
            <text:p>13124</text:p>
          </table:table-cell>
          <table:table-cell table:formula="of:=MIN(100 - [.L25]*100/[.F25]; [.N25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4990" calcext:value-type="float">
            <text:p>5499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.351986386" calcext:value-type="float">
            <text:p>2,35198638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18005892" calcext:value-type="float">
            <text:p>0,218005892</text:p>
          </table:table-cell>
          <table:table-cell office:value-type="float" office:value="111" calcext:value-type="float">
            <text:p>111</text:p>
          </table:table-cell>
          <table:table-cell office:value-type="float" office:value="11.9865529537201" calcext:value-type="float">
            <text:p>11,9865529537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92" calcext:value-type="float">
            <text:p>41592</text:p>
          </table:table-cell>
          <table:table-cell office:value-type="float" office:value="119.3535" calcext:value-type="float">
            <text:p>119,3535</text:p>
          </table:table-cell>
          <table:table-cell office:value-type="float" office:value="12659" calcext:value-type="float">
            <text:p>12659</text:p>
          </table:table-cell>
          <table:table-cell table:formula="of:=MIN(100 - [.L26]*100/[.F26]; [.N26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2.001270818" calcext:value-type="float">
            <text:p>2,0012708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192634603" calcext:value-type="float">
            <text:p>0,192634603</text:p>
          </table:table-cell>
          <table:table-cell office:value-type="float" office:value="106" calcext:value-type="float">
            <text:p>106</text:p>
          </table:table-cell>
          <table:table-cell office:value-type="float" office:value="18.5355260372162" calcext:value-type="float">
            <text:p>18,5355260372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13" calcext:value-type="float">
            <text:p>45313</text:p>
          </table:table-cell>
          <table:table-cell office:value-type="float" office:value="119.49" calcext:value-type="float">
            <text:p>119,49</text:p>
          </table:table-cell>
          <table:table-cell office:value-type="float" office:value="11449" calcext:value-type="float">
            <text:p>11449</text:p>
          </table:table-cell>
          <table:table-cell table:formula="of:=MIN(100 - [.L27]*100/[.F27]; [.N27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30" calcext:value-type="float">
            <text:p>3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2.412281605" calcext:value-type="float">
            <text:p>2,41228160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24606067" calcext:value-type="float">
            <text:p>0,24606067</text:p>
          </table:table-cell>
          <table:table-cell office:value-type="float" office:value="122" calcext:value-type="float">
            <text:p>122</text:p>
          </table:table-cell>
          <table:table-cell office:value-type="float" office:value="21.0428318977356" calcext:value-type="float">
            <text:p>21,0428318977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41" calcext:value-type="float">
            <text:p>38041</text:p>
          </table:table-cell>
          <table:table-cell office:value-type="float" office:value="118.3605" calcext:value-type="float">
            <text:p>118,3605</text:p>
          </table:table-cell>
          <table:table-cell office:value-type="float" office:value="13622" calcext:value-type="float">
            <text:p>13622</text:p>
          </table:table-cell>
          <table:table-cell table:formula="of:=MIN(100 - [.L28]*100/[.F28]; [.N28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57360" calcext:value-type="float">
            <text:p>57360</text:p>
          </table:table-cell>
          <table:table-cell office:value-type="float" office:value="35" calcext:value-type="float">
            <text:p>3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2.999000582" calcext:value-type="float">
            <text:p>2,99900058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283918861" calcext:value-type="float">
            <text:p>0,283918861</text:p>
          </table:table-cell>
          <table:table-cell office:value-type="float" office:value="155" calcext:value-type="float">
            <text:p>155</text:p>
          </table:table-cell>
          <table:table-cell office:value-type="float" office:value="29.3820180892944" calcext:value-type="float">
            <text:p>29,382018089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90" calcext:value-type="float">
            <text:p>37290</text:p>
          </table:table-cell>
          <table:table-cell office:value-type="float" office:value="119.6955" calcext:value-type="float">
            <text:p>119,6955</text:p>
          </table:table-cell>
          <table:table-cell office:value-type="float" office:value="14169" calcext:value-type="float">
            <text:p>14169</text:p>
          </table:table-cell>
          <table:table-cell table:formula="of:=MIN(100 - [.L29]*100/[.F29]; [.N29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float" office:value="68906" calcext:value-type="float">
            <text:p>68906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3.610975503" calcext:value-type="float">
            <text:p>3,61097550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1076728" calcext:value-type="float">
            <text:p>0,21076728</text:p>
          </table:table-cell>
          <table:table-cell office:value-type="float" office:value="149" calcext:value-type="float">
            <text:p>149</text:p>
          </table:table-cell>
          <table:table-cell office:value-type="float" office:value="41.1480128765106" calcext:value-type="float">
            <text:p>41,1480128765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52" calcext:value-type="float">
            <text:p>33352</text:p>
          </table:table-cell>
          <table:table-cell office:value-type="float" office:value="118.23" calcext:value-type="float">
            <text:p>118,23</text:p>
          </table:table-cell>
          <table:table-cell office:value-type="float" office:value="15156" calcext:value-type="float">
            <text:p>15156</text:p>
          </table:table-cell>
          <table:table-cell table:formula="of:=MIN(100 - [.L30]*100/[.F30]; [.N30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.112255597" calcext:value-type="float">
            <text:p>3,11225559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219500092" calcext:value-type="float">
            <text:p>0,219500092</text:p>
          </table:table-cell>
          <table:table-cell office:value-type="float" office:value="97" calcext:value-type="float">
            <text:p>97</text:p>
          </table:table-cell>
          <table:table-cell office:value-type="float" office:value="24.8399090766907" calcext:value-type="float">
            <text:p>24,8399090766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52" calcext:value-type="float">
            <text:p>40952</text:p>
          </table:table-cell>
          <table:table-cell office:value-type="float" office:value="116751" calcext:value-type="float">
            <text:p>116751</text:p>
          </table:table-cell>
          <table:table-cell office:value-type="float" office:value="12294" calcext:value-type="float">
            <text:p>12294</text:p>
          </table:table-cell>
          <table:table-cell table:formula="of:=MIN(100 - [.L31]*100/[.F31]; [.N31] * 100)" office:value-type="float" office:value="0" calcext:value-type="float">
            <text:p>0</text:p>
          </table:table-cell>
          <table:table-cell table:formula="of:=AVERAGE([.S27:.S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.549813389" calcext:value-type="float">
            <text:p>3,54981338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393398916" calcext:value-type="float">
            <text:p>0,393398916</text:p>
          </table:table-cell>
          <table:table-cell office:value-type="float" office:value="118" calcext:value-type="float">
            <text:p>118</text:p>
          </table:table-cell>
          <table:table-cell office:value-type="float" office:value="22.7814841270447" calcext:value-type="float">
            <text:p>22,781484127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9" calcext:value-type="float">
            <text:p>39939</text:p>
          </table:table-cell>
          <table:table-cell office:value-type="float" office:value="119.9205" calcext:value-type="float">
            <text:p>119,9205</text:p>
          </table:table-cell>
          <table:table-cell office:value-type="float" office:value="13336" calcext:value-type="float">
            <text:p>13336</text:p>
          </table:table-cell>
          <table:table-cell table:formula="of:=MIN(100 - [.L32]*100/[.F32]; [.N32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.006878178" calcext:value-type="float">
            <text:p>3,00687817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659183981" calcext:value-type="float">
            <text:p>0,659183981</text:p>
          </table:table-cell>
          <table:table-cell office:value-type="float" office:value="113" calcext:value-type="float">
            <text:p>113</text:p>
          </table:table-cell>
          <table:table-cell office:value-type="float" office:value="17.4159588813782" calcext:value-type="float">
            <text:p>17,415958881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58" calcext:value-type="float">
            <text:p>37158</text:p>
          </table:table-cell>
          <table:table-cell office:value-type="float" office:value="119.961" calcext:value-type="float">
            <text:p>119,961</text:p>
          </table:table-cell>
          <table:table-cell office:value-type="float" office:value="14272" calcext:value-type="float">
            <text:p>14272</text:p>
          </table:table-cell>
          <table:table-cell table:formula="of:=MIN(100 - [.L33]*100/[.F33]; [.N33] * 100)" office:value-type="float" office:value="0" calcext:value-type="float">
            <text:p>0</text:p>
          </table:table-cell>
          <table:table-cell table:formula="of:=AVERAGE([.S29:.S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35" calcext:value-type="float">
            <text:p>3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4.342838885" calcext:value-type="float">
            <text:p>4,34283888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690572145" calcext:value-type="float">
            <text:p>0,690572145</text:p>
          </table:table-cell>
          <table:table-cell office:value-type="float" office:value="155" calcext:value-type="float">
            <text:p>155</text:p>
          </table:table-cell>
          <table:table-cell office:value-type="float" office:value="900.396259069443" calcext:value-type="float">
            <text:p>900,396259069443</text:p>
          </table:table-cell>
          <table:table-cell office:value-type="float" office:value="0.00645161290322165" calcext:value-type="float">
            <text:p>0,006451612903222</text:p>
          </table:table-cell>
          <table:table-cell office:value-type="float" office:value="3619" calcext:value-type="float">
            <text:p>3619</text:p>
          </table:table-cell>
          <table:table-cell office:value-type="float" office:value="28463" calcext:value-type="float">
            <text:p>28463</text:p>
          </table:table-cell>
          <table:table-cell office:value-type="float" office:value="118.8705" calcext:value-type="float">
            <text:p>118,8705</text:p>
          </table:table-cell>
          <table:table-cell office:value-type="float" office:value="16928" calcext:value-type="float">
            <text:p>16928</text:p>
          </table:table-cell>
          <table:table-cell table:formula="of:=MIN(100 - [.L34]*100/[.F34]; [.N34] * 100)" office:value-type="float" office:value="0.641025641025635" calcext:value-type="float">
            <text:p>0,64102564102563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3.857378551787" calcext:value-type="float">
            <text:p>153,857378551787</text:p>
          </table:table-cell>
          <table:table-cell office:value-type="float" office:value="153" calcext:value-type="float">
            <text:p>153</text:p>
          </table:table-cell>
          <table:table-cell office:value-type="float" office:value="3.365885657" calcext:value-type="float">
            <text:p>3,36588565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120852972" calcext:value-type="float">
            <text:p>1,120852972</text:p>
          </table:table-cell>
          <table:table-cell office:value-type="float" office:value="101" calcext:value-type="float">
            <text:p>101</text:p>
          </table:table-cell>
          <table:table-cell office:value-type="float" office:value="901.157078027725" calcext:value-type="float">
            <text:p>901,157078027725</text:p>
          </table:table-cell>
          <table:table-cell office:value-type="float" office:value="0.514905465780782" calcext:value-type="float">
            <text:p>0,514905465780782</text:p>
          </table:table-cell>
          <table:table-cell office:value-type="float" office:value="4233" calcext:value-type="float">
            <text:p>4233</text:p>
          </table:table-cell>
          <table:table-cell office:value-type="float" office:value="38634" calcext:value-type="float">
            <text:p>38634</text:p>
          </table:table-cell>
          <table:table-cell office:value-type="float" office:value="119709" calcext:value-type="float">
            <text:p>119709</text:p>
          </table:table-cell>
          <table:table-cell office:value-type="float" office:value="13724" calcext:value-type="float">
            <text:p>13724</text:p>
          </table:table-cell>
          <table:table-cell table:formula="of:=MIN(100 - [.L35]*100/[.F35]; [.N35] * 100)" office:value-type="float" office:value="34.3547895130656" calcext:value-type="float">
            <text:p>34,354789513065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35" calcext:value-type="float">
            <text:p>3,5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4.69089271" calcext:value-type="float">
            <text:p>4,6908927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55594283" calcext:value-type="float">
            <text:p>0,55594283</text:p>
          </table:table-cell>
          <table:table-cell office:value-type="float" office:value="125" calcext:value-type="float">
            <text:p>125</text:p>
          </table:table-cell>
          <table:table-cell office:value-type="float" office:value="29.4735181331635" calcext:value-type="float">
            <text:p>29,473518133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97" calcext:value-type="float">
            <text:p>39397</text:p>
          </table:table-cell>
          <table:table-cell office:value-type="float" office:value="117.3435" calcext:value-type="float">
            <text:p>117,3435</text:p>
          </table:table-cell>
          <table:table-cell office:value-type="float" office:value="12944" calcext:value-type="float">
            <text:p>12944</text:p>
          </table:table-cell>
          <table:table-cell table:formula="of:=MIN(100 - [.L36]*100/[.F36]; [.N36] * 1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,00E+0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5.33008637" calcext:value-type="float">
            <text:p>5,3300863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486494639" calcext:value-type="float">
            <text:p>0,486494639</text:p>
          </table:table-cell>
          <table:table-cell office:value-type="float" office:value="155" calcext:value-type="float">
            <text:p>155</text:p>
          </table:table-cell>
          <table:table-cell office:value-type="float" office:value="900.354251861572" calcext:value-type="float">
            <text:p>900,354251861572</text:p>
          </table:table-cell>
          <table:table-cell office:value-type="float" office:value="0.0129032258064433" calcext:value-type="float">
            <text:p>0,012903225806443</text:p>
          </table:table-cell>
          <table:table-cell office:value-type="float" office:value="7742" calcext:value-type="float">
            <text:p>7742</text:p>
          </table:table-cell>
          <table:table-cell office:value-type="float" office:value="29713" calcext:value-type="float">
            <text:p>29713</text:p>
          </table:table-cell>
          <table:table-cell office:value-type="float" office:value="119.319" calcext:value-type="float">
            <text:p>119,319</text:p>
          </table:table-cell>
          <table:table-cell office:value-type="float" office:value="16611" calcext:value-type="float">
            <text:p>16611</text:p>
          </table:table-cell>
          <table:table-cell table:formula="of:=MIN(100 - [.L37]*100/[.F37]; [.N37] * 100)" office:value-type="float" office:value="1.27388535031847" calcext:value-type="float">
            <text:p>1,2738853503184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office:value-type="float" office:value="97656" calcext:value-type="float">
            <text:p>97656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4.875608419" calcext:value-type="float">
            <text:p>4,87560841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.340244328" calcext:value-type="float">
            <text:p>1,340244328</text:p>
          </table:table-cell>
          <table:table-cell office:value-type="float" office:value="128" calcext:value-type="float">
            <text:p>128</text:p>
          </table:table-cell>
          <table:table-cell office:value-type="float" office:value="900.390761852264" calcext:value-type="float">
            <text:p>900,390761852264</text:p>
          </table:table-cell>
          <table:table-cell office:value-type="float" office:value="0.0078124999999939" calcext:value-type="float">
            <text:p>0,007812499999994</text:p>
          </table:table-cell>
          <table:table-cell office:value-type="float" office:value="6871" calcext:value-type="float">
            <text:p>6871</text:p>
          </table:table-cell>
          <table:table-cell office:value-type="float" office:value="30065" calcext:value-type="float">
            <text:p>30065</text:p>
          </table:table-cell>
          <table:table-cell office:value-type="float" office:value="119.6805" calcext:value-type="float">
            <text:p>119,6805</text:p>
          </table:table-cell>
          <table:table-cell office:value-type="float" office:value="16574" calcext:value-type="float">
            <text:p>16574</text:p>
          </table:table-cell>
          <table:table-cell table:formula="of:=MIN(100 - [.L38]*100/[.F38]; [.N38] * 100)" office:value-type="float" office:value="0.775193798449607" calcext:value-type="float">
            <text:p>0,775193798449607</text:p>
          </table:table-cell>
          <table:table-cell table:formula="of:=AVERAGE([.S34:.S38])" office:value-type="float" office:value="7.40897886057187" calcext:value-type="float">
            <text:p>7,408978860571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5" calcext:value-type="float">
            <text:p>335</text:p>
          </table:table-cell>
          <table:table-cell office:value-type="float" office:value="111890" calcext:value-type="float">
            <text:p>111890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.144895243" calcext:value-type="float">
            <text:p>9,14489524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.26709664" calcext:value-type="float">
            <text:p>1,26709664</text:p>
          </table:table-cell>
          <table:table-cell office:value-type="float" office:value="173" calcext:value-type="float">
            <text:p>173</text:p>
          </table:table-cell>
          <table:table-cell office:value-type="float" office:value="900.534891843796" calcext:value-type="float">
            <text:p>900,534891843796</text:p>
          </table:table-cell>
          <table:table-cell office:value-type="float" office:value="0.0289017341040295" calcext:value-type="float">
            <text:p>0,02890173410403</text:p>
          </table:table-cell>
          <table:table-cell office:value-type="float" office:value="4285" calcext:value-type="float">
            <text:p>4285</text:p>
          </table:table-cell>
          <table:table-cell office:value-type="float" office:value="31311" calcext:value-type="float">
            <text:p>31311</text:p>
          </table:table-cell>
          <table:table-cell office:value-type="float" office:value="119.1645" calcext:value-type="float">
            <text:p>119,1645</text:p>
          </table:table-cell>
          <table:table-cell office:value-type="float" office:value="16044" calcext:value-type="float">
            <text:p>16044</text:p>
          </table:table-cell>
          <table:table-cell table:formula="of:=MIN(100 - [.L39]*100/[.F39]; [.N39] * 100)" office:value-type="float" office:value="2.80898876404494" calcext:value-type="float">
            <text:p>2,8089887640449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  <table:table-cell office:value-type="float" office:value="118680" calcext:value-type="float">
            <text:p>11868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8.577277379" calcext:value-type="float">
            <text:p>8,57727737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.126018203" calcext:value-type="float">
            <text:p>1,126018203</text:p>
          </table:table-cell>
          <table:table-cell office:value-type="float" office:value="126" calcext:value-type="float">
            <text:p>126</text:p>
          </table:table-cell>
          <table:table-cell office:value-type="float" office:value="902.213630914688" calcext:value-type="float">
            <text:p>902,213630914688</text:p>
          </table:table-cell>
          <table:table-cell office:value-type="float" office:value="0.150793650793531" calcext:value-type="float">
            <text:p>0,150793650793531</text:p>
          </table:table-cell>
          <table:table-cell office:value-type="float" office:value="3470" calcext:value-type="float">
            <text:p>3470</text:p>
          </table:table-cell>
          <table:table-cell office:value-type="float" office:value="34733" calcext:value-type="float">
            <text:p>34733</text:p>
          </table:table-cell>
          <table:table-cell office:value-type="float" office:value="119.9955" calcext:value-type="float">
            <text:p>119,9955</text:p>
          </table:table-cell>
          <table:table-cell office:value-type="float" office:value="15088" calcext:value-type="float">
            <text:p>15088</text:p>
          </table:table-cell>
          <table:table-cell table:formula="of:=MIN(100 - [.L40]*100/[.F40]; [.N40] * 100)" office:value-type="float" office:value="13.1034482758621" calcext:value-type="float">
            <text:p>13,103448275862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8.868420634" calcext:value-type="float">
            <text:p>8,86842063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.158919648" calcext:value-type="float">
            <text:p>2,158919648</text:p>
          </table:table-cell>
          <table:table-cell office:value-type="float" office:value="166" calcext:value-type="float">
            <text:p>166</text:p>
          </table:table-cell>
          <table:table-cell office:value-type="float" office:value="900.334999084473" calcext:value-type="float">
            <text:p>900,334999084473</text:p>
          </table:table-cell>
          <table:table-cell office:value-type="float" office:value="0.0481927710843083" calcext:value-type="float">
            <text:p>0,048192771084308</text:p>
          </table:table-cell>
          <table:table-cell office:value-type="float" office:value="3025" calcext:value-type="float">
            <text:p>3025</text:p>
          </table:table-cell>
          <table:table-cell office:value-type="float" office:value="31933" calcext:value-type="float">
            <text:p>31933</text:p>
          </table:table-cell>
          <table:table-cell office:value-type="float" office:value="119922" calcext:value-type="float">
            <text:p>119922</text:p>
          </table:table-cell>
          <table:table-cell office:value-type="float" office:value="16005" calcext:value-type="float">
            <text:p>16005</text:p>
          </table:table-cell>
          <table:table-cell table:formula="of:=MIN(100 - [.L41]*100/[.F41]; [.N41] * 100)" office:value-type="float" office:value="4.59770114942529" calcext:value-type="float">
            <text:p>4,5977011494252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79.779761904762" calcext:value-type="float">
            <text:p>179,779761904762</text:p>
          </table:table-cell>
          <table:table-cell office:value-type="float" office:value="179" calcext:value-type="float">
            <text:p>179</text:p>
          </table:table-cell>
          <table:table-cell office:value-type="float" office:value="8.782544816" calcext:value-type="float">
            <text:p>8,78254481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.626143508" calcext:value-type="float">
            <text:p>1,626143508</text:p>
          </table:table-cell>
          <table:table-cell office:value-type="float" office:value="3" calcext:value-type="float">
            <text:p>3</text:p>
          </table:table-cell>
          <table:table-cell office:value-type="float" office:value="900.348699808121" calcext:value-type="float">
            <text:p>900,348699808121</text:p>
          </table:table-cell>
          <table:table-cell office:value-type="float" office:value="58.6666666647111" calcext:value-type="float">
            <text:p>58,6666666647111</text:p>
          </table:table-cell>
          <table:table-cell office:value-type="float" office:value="3335" calcext:value-type="float">
            <text:p>3335</text:p>
          </table:table-cell>
          <table:table-cell office:value-type="float" office:value="265" calcext:value-type="float">
            <text:p>265</text:p>
          </table:table-cell>
          <table:table-cell office:value-type="float" office:value="1.59" calcext:value-type="float">
            <text:p>1,59</text:p>
          </table:table-cell>
          <table:table-cell office:value-type="float" office:value="265" calcext:value-type="float">
            <text:p>265</text:p>
          </table:table-cell>
          <table:table-cell table:formula="of:=MIN(100 - [.L42]*100/[.F42]; [.N42] * 100)" office:value-type="float" office:value="98.3312915935503" calcext:value-type="float">
            <text:p>98,331291593550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7" calcext:value-type="float">
            <text:p>357</text:p>
          </table:table-cell>
          <table:table-cell office:value-type="float" office:value="127092" calcext:value-type="float">
            <text:p>12709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207.160684399283" calcext:value-type="float">
            <text:p>207,160684399283</text:p>
          </table:table-cell>
          <table:table-cell office:value-type="float" office:value="207" calcext:value-type="float">
            <text:p>207</text:p>
          </table:table-cell>
          <table:table-cell office:value-type="float" office:value="6.619261822" calcext:value-type="float">
            <text:p>6,619261822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5.083799192" calcext:value-type="float">
            <text:p>5,083799192</text:p>
          </table:table-cell>
          <table:table-cell office:value-type="float" office:value="2" calcext:value-type="float">
            <text:p>2</text:p>
          </table:table-cell>
          <table:table-cell office:value-type="float" office:value="900.711534976959" calcext:value-type="float">
            <text:p>900,711534976959</text:p>
          </table:table-cell>
          <table:table-cell office:value-type="float" office:value="102.357995859614" calcext:value-type="float">
            <text:p>102,357995859614</text:p>
          </table:table-cell>
          <table:table-cell office:value-type="float" office:value="1748" calcext:value-type="float">
            <text:p>1748</text:p>
          </table:table-cell>
          <table:table-cell office:value-type="float" office:value="878" calcext:value-type="float">
            <text:p>878</text:p>
          </table:table-cell>
          <table:table-cell office:value-type="float" office:value="5.268" calcext:value-type="float">
            <text:p>5,268</text:p>
          </table:table-cell>
          <table:table-cell office:value-type="float" office:value="878" calcext:value-type="float">
            <text:p>878</text:p>
          </table:table-cell>
          <table:table-cell table:formula="of:=MIN(100 - [.L43]*100/[.F43]; [.N43] * 100)" office:value-type="float" office:value="99.0345658464107" calcext:value-type="float">
            <text:p>99,034565846410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9" calcext:value-type="float">
            <text:p>359</text:p>
          </table:table-cell>
          <table:table-cell office:value-type="float" office:value="128522" calcext:value-type="float">
            <text:p>12852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89.129545454545" calcext:value-type="float">
            <text:p>189,129545454545</text:p>
          </table:table-cell>
          <table:table-cell office:value-type="float" office:value="189" calcext:value-type="float">
            <text:p>189</text:p>
          </table:table-cell>
          <table:table-cell office:value-type="float" office:value="7.777179256" calcext:value-type="float">
            <text:p>7,77717925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.220601477" calcext:value-type="float">
            <text:p>2,220601477</text:p>
          </table:table-cell>
          <table:table-cell office:value-type="float" office:value="7" calcext:value-type="float">
            <text:p>7</text:p>
          </table:table-cell>
          <table:table-cell office:value-type="float" office:value="900.329110860825" calcext:value-type="float">
            <text:p>900,329110860825</text:p>
          </table:table-cell>
          <table:table-cell office:value-type="float" office:value="25.9904334057494" calcext:value-type="float">
            <text:p>25,9904334057494</text:p>
          </table:table-cell>
          <table:table-cell office:value-type="float" office:value="1784" calcext:value-type="float">
            <text:p>1784</text:p>
          </table:table-cell>
          <table:table-cell office:value-type="float" office:value="385" calcext:value-type="float">
            <text:p>385</text:p>
          </table:table-cell>
          <table:table-cell office:value-type="float" office:value="2.31" calcext:value-type="float">
            <text:p>2,31</text:p>
          </table:table-cell>
          <table:table-cell office:value-type="float" office:value="385" calcext:value-type="float">
            <text:p>385</text:p>
          </table:table-cell>
          <table:table-cell table:formula="of:=MIN(100 - [.L44]*100/[.F44]; [.N44] * 100)" office:value-type="float" office:value="96.2988331711069" calcext:value-type="float">
            <text:p>96,298833171106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" calcext:value-type="float">
            <text:p>367</text:p>
          </table:table-cell>
          <table:table-cell office:value-type="float" office:value="134322" calcext:value-type="float">
            <text:p>134322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4.547907856" calcext:value-type="float">
            <text:p>14,54790785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.63646613" calcext:value-type="float">
            <text:p>1,63646613</text:p>
          </table:table-cell>
          <table:table-cell office:value-type="float" office:value="140" calcext:value-type="float">
            <text:p>140</text:p>
          </table:table-cell>
          <table:table-cell office:value-type="float" office:value="900.635250091553" calcext:value-type="float">
            <text:p>900,635250091553</text:p>
          </table:table-cell>
          <table:table-cell office:value-type="float" office:value="0.257142857142673" calcext:value-type="float">
            <text:p>0,257142857142673</text:p>
          </table:table-cell>
          <table:table-cell office:value-type="float" office:value="3274" calcext:value-type="float">
            <text:p>3274</text:p>
          </table:table-cell>
          <table:table-cell office:value-type="float" office:value="35452" calcext:value-type="float">
            <text:p>35452</text:p>
          </table:table-cell>
          <table:table-cell office:value-type="float" office:value="119.823" calcext:value-type="float">
            <text:p>119,823</text:p>
          </table:table-cell>
          <table:table-cell office:value-type="float" office:value="14810" calcext:value-type="float">
            <text:p>14810</text:p>
          </table:table-cell>
          <table:table-cell table:formula="of:=MIN(100 - [.L45]*100/[.F45]; [.N45] * 100)" office:value-type="float" office:value="20.4545454545455" calcext:value-type="float">
            <text:p>20,454545454545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2" calcext:value-type="float">
            <text:p>372</text:p>
          </table:table-cell>
          <table:table-cell office:value-type="float" office:value="138012" calcext:value-type="float">
            <text:p>13801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99.826211243861" calcext:value-type="float">
            <text:p>199,826211243861</text:p>
          </table:table-cell>
          <table:table-cell office:value-type="float" office:value="200" calcext:value-type="float">
            <text:p>200</text:p>
          </table:table-cell>
          <table:table-cell office:value-type="float" office:value="8.397488657" calcext:value-type="float">
            <text:p>8,397488657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.064142314" calcext:value-type="float">
            <text:p>3,064142314</text:p>
          </table:table-cell>
          <table:table-cell office:value-type="float" office:value="40" calcext:value-type="float">
            <text:p>40</text:p>
          </table:table-cell>
          <table:table-cell office:value-type="float" office:value="900.123206138611" calcext:value-type="float">
            <text:p>900,123206138611</text:p>
          </table:table-cell>
          <table:table-cell office:value-type="float" office:value="3.98963280009157" calcext:value-type="float">
            <text:p>3,98963280009157</text:p>
          </table:table-cell>
          <table:table-cell office:value-type="float" office:value="1798" calcext:value-type="float">
            <text:p>1798</text:p>
          </table:table-cell>
          <table:table-cell office:value-type="float" office:value="5559" calcext:value-type="float">
            <text:p>5559</text:p>
          </table:table-cell>
          <table:table-cell office:value-type="float" office:value="20.889" calcext:value-type="float">
            <text:p>20,889</text:p>
          </table:table-cell>
          <table:table-cell office:value-type="float" office:value="2789" calcext:value-type="float">
            <text:p>2789</text:p>
          </table:table-cell>
          <table:table-cell table:formula="of:=MIN(100 - [.L46]*100/[.F46]; [.N46] * 100)" office:value-type="float" office:value="79.9826060099867" calcext:value-type="float">
            <text:p>79,982606009986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.294206614" calcext:value-type="float">
            <text:p>12,29420661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.34718903" calcext:value-type="float">
            <text:p>1,34718903</text:p>
          </table:table-cell>
          <table:table-cell office:value-type="float" office:value="152" calcext:value-type="float">
            <text:p>152</text:p>
          </table:table-cell>
          <table:table-cell office:value-type="float" office:value="900.761678934097" calcext:value-type="float">
            <text:p>900,761678934097</text:p>
          </table:table-cell>
          <table:table-cell office:value-type="float" office:value="0.0263157894736669" calcext:value-type="float">
            <text:p>0,026315789473667</text:p>
          </table:table-cell>
          <table:table-cell office:value-type="float" office:value="3116" calcext:value-type="float">
            <text:p>3116</text:p>
          </table:table-cell>
          <table:table-cell office:value-type="float" office:value="29630" calcext:value-type="float">
            <text:p>29630</text:p>
          </table:table-cell>
          <table:table-cell office:value-type="float" office:value="118362" calcext:value-type="float">
            <text:p>118362</text:p>
          </table:table-cell>
          <table:table-cell office:value-type="float" office:value="16426" calcext:value-type="float">
            <text:p>16426</text:p>
          </table:table-cell>
          <table:table-cell table:formula="of:=MIN(100 - [.L47]*100/[.F47]; [.N47] * 100)" office:value-type="float" office:value="2.56410256410257" calcext:value-type="float">
            <text:p>2,56410256410257</text:p>
          </table:table-cell>
          <table:table-cell table:formula="of:=AVERAGE([.S43:.S47])" office:value-type="float" office:value="59.6669306092304" calcext:value-type="float">
            <text:p>59,66693060923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41000" calcext:value-type="float">
            <text:p>14100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69.789415296267" calcext:value-type="float">
            <text:p>169,789415296267</text:p>
          </table:table-cell>
          <table:table-cell office:value-type="float" office:value="169" calcext:value-type="float">
            <text:p>169</text:p>
          </table:table-cell>
          <table:table-cell office:value-type="float" office:value="8.67024524" calcext:value-type="float">
            <text:p>8,67024524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2.881495646" calcext:value-type="float">
            <text:p>2,881495646</text:p>
          </table:table-cell>
          <table:table-cell office:value-type="float" office:value="4" calcext:value-type="float">
            <text:p>4</text:p>
          </table:table-cell>
          <table:table-cell office:value-type="float" office:value="900.20202088356" calcext:value-type="float">
            <text:p>900,20202088356</text:p>
          </table:table-cell>
          <table:table-cell office:value-type="float" office:value="41.3818493140339" calcext:value-type="float">
            <text:p>41,3818493140339</text:p>
          </table:table-cell>
          <table:table-cell office:value-type="float" office:value="1694" calcext:value-type="float">
            <text:p>1694</text:p>
          </table:table-cell>
          <table:table-cell office:value-type="float" office:value="159" calcext:value-type="float">
            <text:p>159</text:p>
          </table:table-cell>
          <table:table-cell office:value-type="float" office:value="0.954" calcext:value-type="float">
            <text:p>0,954</text:p>
          </table:table-cell>
          <table:table-cell office:value-type="float" office:value="159" calcext:value-type="float">
            <text:p>159</text:p>
          </table:table-cell>
          <table:table-cell table:formula="of:=MIN(100 - [.L48]*100/[.F48]; [.N48] * 100)" office:value-type="float" office:value="97.6441405413757" calcext:value-type="float">
            <text:p>97,644140541375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" calcext:value-type="float">
            <text:p>392</text:p>
          </table:table-cell>
          <table:table-cell office:value-type="float" office:value="153272" calcext:value-type="float">
            <text:p>153272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67.241058640155" calcext:value-type="float">
            <text:p>167,241058640155</text:p>
          </table:table-cell>
          <table:table-cell office:value-type="float" office:value="167" calcext:value-type="float">
            <text:p>167</text:p>
          </table:table-cell>
          <table:table-cell office:value-type="float" office:value="11.54799029" calcext:value-type="float">
            <text:p>11,54799029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.081847709" calcext:value-type="float">
            <text:p>3,081847709</text:p>
          </table:table-cell>
          <table:table-cell office:value-type="float" office:value="10" calcext:value-type="float">
            <text:p>10</text:p>
          </table:table-cell>
          <table:table-cell office:value-type="float" office:value="900.930921077728" calcext:value-type="float">
            <text:p>900,930921077728</text:p>
          </table:table-cell>
          <table:table-cell office:value-type="float" office:value="15.699999999843" calcext:value-type="float">
            <text:p>15,699999999843</text:p>
          </table:table-cell>
          <table:table-cell office:value-type="float" office:value="1757" calcext:value-type="float">
            <text:p>1757</text:p>
          </table:table-cell>
          <table:table-cell office:value-type="float" office:value="1663" calcext:value-type="float">
            <text:p>1663</text:p>
          </table:table-cell>
          <table:table-cell office:value-type="float" office:value="7.323" calcext:value-type="float">
            <text:p>7,323</text:p>
          </table:table-cell>
          <table:table-cell office:value-type="float" office:value="1073" calcext:value-type="float">
            <text:p>1073</text:p>
          </table:table-cell>
          <table:table-cell table:formula="of:=MIN(100 - [.L49]*100/[.F49]; [.N49] * 100)" office:value-type="float" office:value="94.020607091757" calcext:value-type="float">
            <text:p>94,02060709175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office:value-type="float" office:value="166056" calcext:value-type="float">
            <text:p>166056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81.236384053902" calcext:value-type="float">
            <text:p>181,236384053902</text:p>
          </table:table-cell>
          <table:table-cell office:value-type="float" office:value="181" calcext:value-type="float">
            <text:p>181</text:p>
          </table:table-cell>
          <table:table-cell office:value-type="float" office:value="9.373796811" calcext:value-type="float">
            <text:p>9,37379681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.477677668" calcext:value-type="float">
            <text:p>2,477677668</text:p>
          </table:table-cell>
          <table:table-cell office:value-type="float" office:value="119" calcext:value-type="float">
            <text:p>119</text:p>
          </table:table-cell>
          <table:table-cell office:value-type="float" office:value="900.635155916214" calcext:value-type="float">
            <text:p>900,635155916214</text:p>
          </table:table-cell>
          <table:table-cell office:value-type="float" office:value="0.521599641471235" calcext:value-type="float">
            <text:p>0,521599641471235</text:p>
          </table:table-cell>
          <table:table-cell office:value-type="float" office:value="2711" calcext:value-type="float">
            <text:p>2711</text:p>
          </table:table-cell>
          <table:table-cell office:value-type="float" office:value="43699" calcext:value-type="float">
            <text:p>43699</text:p>
          </table:table-cell>
          <table:table-cell office:value-type="float" office:value="118.95" calcext:value-type="float">
            <text:p>118,95</text:p>
          </table:table-cell>
          <table:table-cell office:value-type="float" office:value="11867" calcext:value-type="float">
            <text:p>11867</text:p>
          </table:table-cell>
          <table:table-cell table:formula="of:=MIN(100 - [.L50]*100/[.F50]; [.N50] * 100)" office:value-type="float" office:value="34.3398950375175" calcext:value-type="float">
            <text:p>34,3398950375175</text:p>
          </table:table-cell>
          <table:table-cell table:formula="of:=AVERAGE([.S46:.S50])" office:value-type="float" office:value="61.7102702489479" calcext:value-type="float">
            <text:p>61,71027024894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" calcext:value-type="float">
            <text:p>460</text:p>
          </table:table-cell>
          <table:table-cell office:value-type="float" office:value="211140" calcext:value-type="float">
            <text:p>21114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78.08537414966" calcext:value-type="float">
            <text:p>178,08537414966</text:p>
          </table:table-cell>
          <table:table-cell office:value-type="float" office:value="178" calcext:value-type="float">
            <text:p>178</text:p>
          </table:table-cell>
          <table:table-cell office:value-type="float" office:value="14.415647358" calcext:value-type="float">
            <text:p>14,41564735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.597589624" calcext:value-type="float">
            <text:p>5,597589624</text:p>
          </table:table-cell>
          <table:table-cell office:value-type="float" office:value="6" calcext:value-type="float">
            <text:p>6</text:p>
          </table:table-cell>
          <table:table-cell office:value-type="float" office:value="900.990643978119" calcext:value-type="float">
            <text:p>900,990643978119</text:p>
          </table:table-cell>
          <table:table-cell office:value-type="float" office:value="28.6785091826558" calcext:value-type="float">
            <text:p>28,6785091826558</text:p>
          </table:table-cell>
          <table:table-cell office:value-type="float" office:value="858" calcext:value-type="float">
            <text:p>858</text:p>
          </table:table-cell>
          <table:table-cell office:value-type="float" office:value="1138" calcext:value-type="float">
            <text:p>1138</text:p>
          </table:table-cell>
          <table:table-cell office:value-type="float" office:value="6.828" calcext:value-type="float">
            <text:p>6,828</text:p>
          </table:table-cell>
          <table:table-cell office:value-type="float" office:value="1138" calcext:value-type="float">
            <text:p>1138</text:p>
          </table:table-cell>
          <table:table-cell table:formula="of:=MIN(100 - [.L51]*100/[.F51]; [.N51] * 100)" office:value-type="float" office:value="96.6308294386053" calcext:value-type="float">
            <text:p>96,6308294386053</text:p>
          </table:table-cell>
          <table:table-cell table:formula="of:=AVERAGE([.S47:.S51])" office:value-type="float" office:value="65.0399149346716" calcext:value-type="float">
            <text:p>65,0399149346716</text:p>
          </table:table-cell>
        </table:table-row>
      </table:table>
      <table:table table:name="Campinas random - brkg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:instance </text:p>
          </table:table-cell>
          <table:table-cell table:style-name="ce6"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,20E+01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0.299030065536499" calcext:value-type="float">
            <text:p>0,299030065536499</text:p>
          </table:table-cell>
          <table:table-cell office:value-type="float" office:value="2845" calcext:value-type="float">
            <text:p>2845</text:p>
          </table:table-cell>
          <table:table-cell office:value-type="float" office:value="12.9255" calcext:value-type="float">
            <text:p>12,9255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.340489149093628" calcext:value-type="float">
            <text:p>0,340489149093628</text:p>
          </table:table-cell>
          <table:table-cell office:value-type="float" office:value="1010" calcext:value-type="float">
            <text:p>1010</text:p>
          </table:table-cell>
          <table:table-cell office:value-type="float" office:value="12.3375" calcext:value-type="float">
            <text:p>12,3375</text:p>
          </table:table-cell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31" calcext:value-type="float">
            <text:p>3,10E+0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0.451534986495972" calcext:value-type="float">
            <text:p>0,451534986495972</text:p>
          </table:table-cell>
          <table:table-cell office:value-type="float" office:value="1807" calcext:value-type="float">
            <text:p>1807</text:p>
          </table:table-cell>
          <table:table-cell office:value-type="float" office:value="9843" calcext:value-type="float">
            <text:p>9843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0.857611894607544" calcext:value-type="float">
            <text:p>0,857611894607544</text:p>
          </table:table-cell>
          <table:table-cell office:value-type="float" office:value="3901" calcext:value-type="float">
            <text:p>3901</text:p>
          </table:table-cell>
          <table:table-cell office:value-type="float" office:value="13605" calcext:value-type="float">
            <text:p>13605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58" calcext:value-type="float">
            <text:p>5,80E+01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.20416808128357" calcext:value-type="float">
            <text:p>1,20416808128357</text:p>
          </table:table-cell>
          <table:table-cell office:value-type="float" office:value="2658" calcext:value-type="float">
            <text:p>2658</text:p>
          </table:table-cell>
          <table:table-cell office:value-type="float" office:value="15.6105" calcext:value-type="float">
            <text:p>15,6105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table:formula="of:=AVERAGE([.K2:.K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.9594988822937" calcext:value-type="float">
            <text:p>1,9594988822937</text:p>
          </table:table-cell>
          <table:table-cell office:value-type="float" office:value="5143" calcext:value-type="float">
            <text:p>5143</text:p>
          </table:table-cell>
          <table:table-cell office:value-type="float" office:value="27.7845" calcext:value-type="float">
            <text:p>27,7845</text:p>
          </table:table-cell>
          <table:table-cell office:value-type="float" office:value="5778" calcext:value-type="float">
            <text:p>5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2.67609405517578" calcext:value-type="float">
            <text:p>2,67609405517578</text:p>
          </table:table-cell>
          <table:table-cell office:value-type="float" office:value="2958" calcext:value-type="float">
            <text:p>2958</text:p>
          </table:table-cell>
          <table:table-cell office:value-type="float" office:value="24.1515" calcext:value-type="float">
            <text:p>24,1515</text:p>
          </table:table-cell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2.58107590675354" calcext:value-type="float">
            <text:p>2,58107590675354</text:p>
          </table:table-cell>
          <table:table-cell office:value-type="float" office:value="3546" calcext:value-type="float">
            <text:p>3546</text:p>
          </table:table-cell>
          <table:table-cell office:value-type="float" office:value="23.4405" calcext:value-type="float">
            <text:p>23,4405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3.06221795082092" calcext:value-type="float">
            <text:p>3,06221795082092</text:p>
          </table:table-cell>
          <table:table-cell office:value-type="float" office:value="3974" calcext:value-type="float">
            <text:p>3974</text:p>
          </table:table-cell>
          <table:table-cell office:value-type="float" office:value="26.175" calcext:value-type="float">
            <text:p>26,175</text:p>
          </table:table-cell>
          <table:table-cell office:value-type="float" office:value="4381" calcext:value-type="float">
            <text:p>4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6.70221996307373" calcext:value-type="float">
            <text:p>6,70221996307373</text:p>
          </table:table-cell>
          <table:table-cell office:value-type="float" office:value="4699" calcext:value-type="float">
            <text:p>4699</text:p>
          </table:table-cell>
          <table:table-cell office:value-type="float" office:value="33.0495" calcext:value-type="float">
            <text:p>33,0495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formula="of:=AVERAGE([.K7:.K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5.61790108680725" calcext:value-type="float">
            <text:p>5,61790108680725</text:p>
          </table:table-cell>
          <table:table-cell office:value-type="float" office:value="5833" calcext:value-type="float">
            <text:p>5833</text:p>
          </table:table-cell>
          <table:table-cell office:value-type="float" office:value="34.8495" calcext:value-type="float">
            <text:p>34,8495</text:p>
          </table:table-cell>
          <table:table-cell office:value-type="float" office:value="4027" calcext:value-type="float">
            <text:p>4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6.02877116203308" calcext:value-type="float">
            <text:p>6,02877116203308</text:p>
          </table:table-cell>
          <table:table-cell office:value-type="float" office:value="5525" calcext:value-type="float">
            <text:p>5525</text:p>
          </table:table-cell>
          <table:table-cell office:value-type="float" office:value="36678" calcext:value-type="float">
            <text:p>36678</text:p>
          </table:table-cell>
          <table:table-cell office:value-type="float" office:value="6309" calcext:value-type="float">
            <text:p>6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6.31269907951355" calcext:value-type="float">
            <text:p>6,31269907951355</text:p>
          </table:table-cell>
          <table:table-cell office:value-type="float" office:value="4616" calcext:value-type="float">
            <text:p>4616</text:p>
          </table:table-cell>
          <table:table-cell office:value-type="float" office:value="32.232" calcext:value-type="float">
            <text:p>32,232</text:p>
          </table:table-cell>
          <table:table-cell office:value-type="float" office:value="5624" calcext:value-type="float">
            <text:p>5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6.8173999786377" calcext:value-type="float">
            <text:p>6,8173999786377</text:p>
          </table:table-cell>
          <table:table-cell office:value-type="float" office:value="6021" calcext:value-type="float">
            <text:p>6021</text:p>
          </table:table-cell>
          <table:table-cell office:value-type="float" office:value="38.475" calcext:value-type="float">
            <text:p>38,475</text:p>
          </table:table-cell>
          <table:table-cell office:value-type="float" office:value="4861" calcext:value-type="float">
            <text:p>4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7.77072906494141" calcext:value-type="float">
            <text:p>7,77072906494141</text:p>
          </table:table-cell>
          <table:table-cell office:value-type="float" office:value="4901" calcext:value-type="float">
            <text:p>4901</text:p>
          </table:table-cell>
          <table:table-cell office:value-type="float" office:value="29.226" calcext:value-type="float">
            <text:p>29,226</text:p>
          </table:table-cell>
          <table:table-cell office:value-type="float" office:value="6543" calcext:value-type="float">
            <text:p>6543</text:p>
          </table:table-cell>
          <table:table-cell office:value-type="float" office:value="0" calcext:value-type="float">
            <text:p>0</text:p>
          </table:table-cell>
          <table:table-cell table:formula="of:=AVERAGE([.K12:.K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12.5290570259094" calcext:value-type="float">
            <text:p>12,5290570259094</text:p>
          </table:table-cell>
          <table:table-cell office:value-type="float" office:value="6771" calcext:value-type="float">
            <text:p>6771</text:p>
          </table:table-cell>
          <table:table-cell office:value-type="float" office:value="52.335" calcext:value-type="float">
            <text:p>52,335</text:p>
          </table:table-cell>
          <table:table-cell office:value-type="float" office:value="9298" calcext:value-type="float">
            <text:p>92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7.2770240306854" calcext:value-type="float">
            <text:p>17,2770240306854</text:p>
          </table:table-cell>
          <table:table-cell office:value-type="float" office:value="6148" calcext:value-type="float">
            <text:p>6148</text:p>
          </table:table-cell>
          <table:table-cell office:value-type="float" office:value="45.0105" calcext:value-type="float">
            <text:p>45,0105</text:p>
          </table:table-cell>
          <table:table-cell office:value-type="float" office:value="7953" calcext:value-type="float">
            <text:p>79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6.7513589859009" calcext:value-type="float">
            <text:p>16,7513589859009</text:p>
          </table:table-cell>
          <table:table-cell office:value-type="float" office:value="6503" calcext:value-type="float">
            <text:p>6503</text:p>
          </table:table-cell>
          <table:table-cell office:value-type="float" office:value="48.36" calcext:value-type="float">
            <text:p>48,36</text:p>
          </table:table-cell>
          <table:table-cell office:value-type="float" office:value="8259" calcext:value-type="float">
            <text:p>8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28.4852390289307" calcext:value-type="float">
            <text:p>28,4852390289307</text:p>
          </table:table-cell>
          <table:table-cell office:value-type="float" office:value="6877" calcext:value-type="float">
            <text:p>6877</text:p>
          </table:table-cell>
          <table:table-cell office:value-type="float" office:value="52.1565" calcext:value-type="float">
            <text:p>52,1565</text:p>
          </table:table-cell>
          <table:table-cell office:value-type="float" office:value="13124" calcext:value-type="float">
            <text:p>13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25.9757509231567" calcext:value-type="float">
            <text:p>25,9757509231567</text:p>
          </table:table-cell>
          <table:table-cell office:value-type="float" office:value="7746" calcext:value-type="float">
            <text:p>7746</text:p>
          </table:table-cell>
          <table:table-cell office:value-type="float" office:value="48.7845" calcext:value-type="float">
            <text:p>48,7845</text:p>
          </table:table-cell>
          <table:table-cell office:value-type="float" office:value="10095" calcext:value-type="float">
            <text:p>10095</text:p>
          </table:table-cell>
          <table:table-cell office:value-type="float" office:value="0" calcext:value-type="float">
            <text:p>0</text:p>
          </table:table-cell>
          <table:table-cell table:formula="of:=AVERAGE([.K17:.K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24.0518798828125" calcext:value-type="float">
            <text:p>24,0518798828125</text:p>
          </table:table-cell>
          <table:table-cell office:value-type="float" office:value="7480" calcext:value-type="float">
            <text:p>7480</text:p>
          </table:table-cell>
          <table:table-cell office:value-type="float" office:value="56.6475" calcext:value-type="float">
            <text:p>56,6475</text:p>
          </table:table-cell>
          <table:table-cell office:value-type="float" office:value="9373" calcext:value-type="float">
            <text:p>9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30.1987700462341" calcext:value-type="float">
            <text:p>30,1987700462341</text:p>
          </table:table-cell>
          <table:table-cell office:value-type="float" office:value="7683" calcext:value-type="float">
            <text:p>7683</text:p>
          </table:table-cell>
          <table:table-cell office:value-type="float" office:value="60.3" calcext:value-type="float">
            <text:p>60,3</text:p>
          </table:table-cell>
          <table:table-cell office:value-type="float" office:value="10839" calcext:value-type="float">
            <text:p>108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34.2910280227661" calcext:value-type="float">
            <text:p>34,2910280227661</text:p>
          </table:table-cell>
          <table:table-cell office:value-type="float" office:value="6830" calcext:value-type="float">
            <text:p>6830</text:p>
          </table:table-cell>
          <table:table-cell office:value-type="float" office:value="69.303" calcext:value-type="float">
            <text:p>69,303</text:p>
          </table:table-cell>
          <table:table-cell office:value-type="float" office:value="12294" calcext:value-type="float">
            <text:p>122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36.7994091510773" calcext:value-type="float">
            <text:p>36,7994091510773</text:p>
          </table:table-cell>
          <table:table-cell office:value-type="float" office:value="7015" calcext:value-type="float">
            <text:p>7015</text:p>
          </table:table-cell>
          <table:table-cell office:value-type="float" office:value="62.043" calcext:value-type="float">
            <text:p>62,043</text:p>
          </table:table-cell>
          <table:table-cell office:value-type="float" office:value="12226" calcext:value-type="float">
            <text:p>122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41.7365448474884" calcext:value-type="float">
            <text:p>41,7365448474884</text:p>
          </table:table-cell>
          <table:table-cell office:value-type="float" office:value="6740" calcext:value-type="float">
            <text:p>6740</text:p>
          </table:table-cell>
          <table:table-cell office:value-type="float" office:value="65433" calcext:value-type="float">
            <text:p>65433</text:p>
          </table:table-cell>
          <table:table-cell office:value-type="float" office:value="14272" calcext:value-type="float">
            <text:p>14272</text:p>
          </table:table-cell>
          <table:table-cell office:value-type="float" office:value="0" calcext:value-type="float">
            <text:p>0</text:p>
          </table:table-cell>
          <table:table-cell table:formula="of:=AVERAGE([.K22:.K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33.6006298065186" calcext:value-type="float">
            <text:p>33,6006298065186</text:p>
          </table:table-cell>
          <table:table-cell office:value-type="float" office:value="7581" calcext:value-type="float">
            <text:p>7581</text:p>
          </table:table-cell>
          <table:table-cell office:value-type="float" office:value="66.3885" calcext:value-type="float">
            <text:p>66,3885</text:p>
          </table:table-cell>
          <table:table-cell office:value-type="float" office:value="8579" calcext:value-type="float">
            <text:p>8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4990" calcext:value-type="float">
            <text:p>549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38.2417759895325" calcext:value-type="float">
            <text:p>38,2417759895325</text:p>
          </table:table-cell>
          <table:table-cell office:value-type="float" office:value="8334" calcext:value-type="float">
            <text:p>8334</text:p>
          </table:table-cell>
          <table:table-cell office:value-type="float" office:value="69.4665" calcext:value-type="float">
            <text:p>69,4665</text:p>
          </table:table-cell>
          <table:table-cell office:value-type="float" office:value="11449" calcext:value-type="float">
            <text:p>114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2.7476861476898" calcext:value-type="float">
            <text:p>42,7476861476898</text:p>
          </table:table-cell>
          <table:table-cell office:value-type="float" office:value="9326" calcext:value-type="float">
            <text:p>9326</text:p>
          </table:table-cell>
          <table:table-cell office:value-type="float" office:value="75.288" calcext:value-type="float">
            <text:p>75,288</text:p>
          </table:table-cell>
          <table:table-cell office:value-type="float" office:value="13336" calcext:value-type="float">
            <text:p>13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50.2092521190643" calcext:value-type="float">
            <text:p>50,2092521190643</text:p>
          </table:table-cell>
          <table:table-cell office:value-type="float" office:value="7777" calcext:value-type="float">
            <text:p>7777</text:p>
          </table:table-cell>
          <table:table-cell office:value-type="float" office:value="71.6775" calcext:value-type="float">
            <text:p>71,6775</text:p>
          </table:table-cell>
          <table:table-cell office:value-type="float" office:value="14169" calcext:value-type="float">
            <text:p>14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51.1261100769043" calcext:value-type="float">
            <text:p>51,1261100769043</text:p>
          </table:table-cell>
          <table:table-cell office:value-type="float" office:value="8460" calcext:value-type="float">
            <text:p>8460</text:p>
          </table:table-cell>
          <table:table-cell office:value-type="float" office:value="76914" calcext:value-type="float">
            <text:p>76914</text:p>
          </table:table-cell>
          <table:table-cell office:value-type="float" office:value="12944" calcext:value-type="float">
            <text:p>12944</text:p>
          </table:table-cell>
          <table:table-cell office:value-type="float" office:value="0" calcext:value-type="float">
            <text:p>0</text:p>
          </table:table-cell>
          <table:table-cell table:formula="of:=AVERAGE([.K27:.K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57360" calcext:value-type="float">
            <text:p>573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43.360985994339" calcext:value-type="float">
            <text:p>43,360985994339</text:p>
          </table:table-cell>
          <table:table-cell office:value-type="float" office:value="8454" calcext:value-type="float">
            <text:p>8454</text:p>
          </table:table-cell>
          <table:table-cell office:value-type="float" office:value="76.4415" calcext:value-type="float">
            <text:p>76,4415</text:p>
          </table:table-cell>
          <table:table-cell office:value-type="float" office:value="13622" calcext:value-type="float">
            <text:p>13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float" office:value="68906" calcext:value-type="float">
            <text:p>6890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46.3920199871063" calcext:value-type="float">
            <text:p>46,3920199871063</text:p>
          </table:table-cell>
          <table:table-cell office:value-type="float" office:value="8398" calcext:value-type="float">
            <text:p>8398</text:p>
          </table:table-cell>
          <table:table-cell office:value-type="float" office:value="80.799" calcext:value-type="float">
            <text:p>80,799</text:p>
          </table:table-cell>
          <table:table-cell office:value-type="float" office:value="12659" calcext:value-type="float">
            <text:p>126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46.7103769779205" calcext:value-type="float">
            <text:p>46,7103769779205</text:p>
          </table:table-cell>
          <table:table-cell office:value-type="float" office:value="8850" calcext:value-type="float">
            <text:p>8850</text:p>
          </table:table-cell>
          <table:table-cell office:value-type="float" office:value="91017" calcext:value-type="float">
            <text:p>91017</text:p>
          </table:table-cell>
          <table:table-cell office:value-type="float" office:value="17485" calcext:value-type="float">
            <text:p>17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58.6060869693756" calcext:value-type="float">
            <text:p>58,6060869693756</text:p>
          </table:table-cell>
          <table:table-cell office:value-type="float" office:value="8074" calcext:value-type="float">
            <text:p>8074</text:p>
          </table:table-cell>
          <table:table-cell office:value-type="float" office:value="70359" calcext:value-type="float">
            <text:p>70359</text:p>
          </table:table-cell>
          <table:table-cell office:value-type="float" office:value="17276" calcext:value-type="float">
            <text:p>17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office:value-type="float" office:value="97656" calcext:value-type="float">
            <text:p>9765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72.444500207901" calcext:value-type="float">
            <text:p>72,444500207901</text:p>
          </table:table-cell>
          <table:table-cell office:value-type="float" office:value="8341" calcext:value-type="float">
            <text:p>8341</text:p>
          </table:table-cell>
          <table:table-cell office:value-type="float" office:value="91.194" calcext:value-type="float">
            <text:p>91,194</text:p>
          </table:table-cell>
          <table:table-cell office:value-type="float" office:value="16634" calcext:value-type="float">
            <text:p>16634</text:p>
          </table:table-cell>
          <table:table-cell office:value-type="float" office:value="0" calcext:value-type="float">
            <text:p>0</text:p>
          </table:table-cell>
          <table:table-cell table:formula="of:=AVERAGE([.K32:.K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49.3646659851074" calcext:value-type="float">
            <text:p>49,3646659851074</text:p>
          </table:table-cell>
          <table:table-cell office:value-type="float" office:value="9419" calcext:value-type="float">
            <text:p>9419</text:p>
          </table:table-cell>
          <table:table-cell office:value-type="float" office:value="92.9325" calcext:value-type="float">
            <text:p>92,9325</text:p>
          </table:table-cell>
          <table:table-cell office:value-type="float" office:value="15156" calcext:value-type="float">
            <text:p>15156</text:p>
          </table:table-cell>
          <table:table-cell office:value-type="float" office:value="1.85716055913773" calcext:value-type="float">
            <text:p>1,8571605591377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57.136039018631" calcext:value-type="float">
            <text:p>57,136039018631</text:p>
          </table:table-cell>
          <table:table-cell office:value-type="float" office:value="13237" calcext:value-type="float">
            <text:p>13237</text:p>
          </table:table-cell>
          <table:table-cell office:value-type="float" office:value="94.7085" calcext:value-type="float">
            <text:p>94,7085</text:p>
          </table:table-cell>
          <table:table-cell office:value-type="float" office:value="16879" calcext:value-type="float">
            <text:p>16879</text:p>
          </table:table-cell>
          <table:table-cell office:value-type="float" office:value="1.27388535031847" calcext:value-type="float">
            <text:p>1,2738853503184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  <table:table-cell office:value-type="float" office:value="118680" calcext:value-type="float">
            <text:p>1186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68.0141651630402" calcext:value-type="float">
            <text:p>68,0141651630402</text:p>
          </table:table-cell>
          <table:table-cell office:value-type="float" office:value="11936" calcext:value-type="float">
            <text:p>11936</text:p>
          </table:table-cell>
          <table:table-cell office:value-type="float" office:value="93.8595" calcext:value-type="float">
            <text:p>93,8595</text:p>
          </table:table-cell>
          <table:table-cell office:value-type="float" office:value="17358" calcext:value-type="float">
            <text:p>17358</text:p>
          </table:table-cell>
          <table:table-cell office:value-type="float" office:value="1.37931034482759" calcext:value-type="float">
            <text:p>1,3793103448275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84.334342956543" calcext:value-type="float">
            <text:p>84,334342956543</text:p>
          </table:table-cell>
          <table:table-cell office:value-type="float" office:value="8542" calcext:value-type="float">
            <text:p>8542</text:p>
          </table:table-cell>
          <table:table-cell office:value-type="float" office:value="90.924" calcext:value-type="float">
            <text:p>90,924</text:p>
          </table:table-cell>
          <table:table-cell office:value-type="float" office:value="17512" calcext:value-type="float">
            <text:p>17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83.9699368476868" calcext:value-type="float">
            <text:p>83,9699368476868</text:p>
          </table:table-cell>
          <table:table-cell office:value-type="float" office:value="9266" calcext:value-type="float">
            <text:p>9266</text:p>
          </table:table-cell>
          <table:table-cell office:value-type="float" office:value="91.7175" calcext:value-type="float">
            <text:p>91,7175</text:p>
          </table:table-cell>
          <table:table-cell office:value-type="float" office:value="17115" calcext:value-type="float">
            <text:p>17115</text:p>
          </table:table-cell>
          <table:table-cell office:value-type="float" office:value="0.641025641025635" calcext:value-type="float">
            <text:p>0,641025641025635</text:p>
          </table:table-cell>
          <table:table-cell table:formula="of:=AVERAGE([.K37:.K41])" office:value-type="float" office:value="1.03027637906189" calcext:value-type="float">
            <text:p>1,030276379061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5" calcext:value-type="float">
            <text:p>335</text:p>
          </table:table-cell>
          <table:table-cell office:value-type="float" office:value="111890" calcext:value-type="float">
            <text:p>11189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77" calcext:value-type="float">
            <text:p>177</text:p>
          </table:table-cell>
          <table:table-cell office:value-type="float" office:value="74.1305849552155" calcext:value-type="float">
            <text:p>74,1305849552155</text:p>
          </table:table-cell>
          <table:table-cell office:value-type="float" office:value="11551" calcext:value-type="float">
            <text:p>11551</text:p>
          </table:table-cell>
          <table:table-cell office:value-type="float" office:value="93.957" calcext:value-type="float">
            <text:p>93,957</text:p>
          </table:table-cell>
          <table:table-cell office:value-type="float" office:value="17293" calcext:value-type="float">
            <text:p>17293</text:p>
          </table:table-cell>
          <table:table-cell office:value-type="float" office:value="0.561797752808985" calcext:value-type="float">
            <text:p>0,56179775280898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float" office:value="73.0043439865112" calcext:value-type="float">
            <text:p>73,0043439865112</text:p>
          </table:table-cell>
          <table:table-cell office:value-type="float" office:value="12756" calcext:value-type="float">
            <text:p>12756</text:p>
          </table:table-cell>
          <table:table-cell office:value-type="float" office:value="94365" calcext:value-type="float">
            <text:p>94365</text:p>
          </table:table-cell>
          <table:table-cell office:value-type="float" office:value="16718" calcext:value-type="float">
            <text:p>16718</text:p>
          </table:table-cell>
          <table:table-cell office:value-type="float" office:value="2.65867629043478" calcext:value-type="float">
            <text:p>2,6586762904347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" calcext:value-type="float">
            <text:p>367</text:p>
          </table:table-cell>
          <table:table-cell office:value-type="float" office:value="134322" calcext:value-type="float">
            <text:p>13432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float" office:value="100.895628929138" calcext:value-type="float">
            <text:p>100,895628929138</text:p>
          </table:table-cell>
          <table:table-cell office:value-type="float" office:value="10317" calcext:value-type="float">
            <text:p>10317</text:p>
          </table:table-cell>
          <table:table-cell office:value-type="float" office:value="93.3075" calcext:value-type="float">
            <text:p>93,3075</text:p>
          </table:table-cell>
          <table:table-cell office:value-type="float" office:value="17029" calcext:value-type="float">
            <text:p>17029</text:p>
          </table:table-cell>
          <table:table-cell office:value-type="float" office:value="0.568181818181813" calcext:value-type="float">
            <text:p>0,56818181818181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" calcext:value-type="float">
            <text:p>392</text:p>
          </table:table-cell>
          <table:table-cell office:value-type="float" office:value="153272" calcext:value-type="float">
            <text:p>15327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97.4972159862518" calcext:value-type="float">
            <text:p>97,4972159862518</text:p>
          </table:table-cell>
          <table:table-cell office:value-type="float" office:value="12431" calcext:value-type="float">
            <text:p>12431</text:p>
          </table:table-cell>
          <table:table-cell office:value-type="float" office:value="94.449" calcext:value-type="float">
            <text:p>94,449</text:p>
          </table:table-cell>
          <table:table-cell office:value-type="float" office:value="17695" calcext:value-type="float">
            <text:p>17695</text:p>
          </table:table-cell>
          <table:table-cell office:value-type="float" office:value="1.93795630481425" calcext:value-type="float">
            <text:p>1,937956304814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office:value-type="float" office:value="166056" calcext:value-type="float">
            <text:p>16605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114.946599006653" calcext:value-type="float">
            <text:p>114,946599006653</text:p>
          </table:table-cell>
          <table:table-cell office:value-type="float" office:value="10500" calcext:value-type="float">
            <text:p>10500</text:p>
          </table:table-cell>
          <table:table-cell office:value-type="float" office:value="92.547" calcext:value-type="float">
            <text:p>92,547</text:p>
          </table:table-cell>
          <table:table-cell office:value-type="float" office:value="17065" calcext:value-type="float">
            <text:p>17065</text:p>
          </table:table-cell>
          <table:table-cell office:value-type="float" office:value="3.9927877019163" calcext:value-type="float">
            <text:p>3,9927877019163</text:p>
          </table:table-cell>
          <table:table-cell table:formula="of:=AVERAGE([.K42:.K46])" office:value-type="float" office:value="1.94387997363123" calcext:value-type="float">
            <text:p>1,943879973631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7" calcext:value-type="float">
            <text:p>357</text:p>
          </table:table-cell>
          <table:table-cell office:value-type="float" office:value="127092" calcext:value-type="float">
            <text:p>12709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203" calcext:value-type="float">
            <text:p>203</text:p>
          </table:table-cell>
          <table:table-cell office:value-type="float" office:value="96.0777800083161" calcext:value-type="float">
            <text:p>96,0777800083161</text:p>
          </table:table-cell>
          <table:table-cell office:value-type="float" office:value="8787" calcext:value-type="float">
            <text:p>8787</text:p>
          </table:table-cell>
          <table:table-cell office:value-type="float" office:value="92.808" calcext:value-type="float">
            <text:p>92,808</text:p>
          </table:table-cell>
          <table:table-cell office:value-type="float" office:value="17296" calcext:value-type="float">
            <text:p>17296</text:p>
          </table:table-cell>
          <table:table-cell office:value-type="float" office:value="2.00843341068698" calcext:value-type="float">
            <text:p>2,0084334106869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9" calcext:value-type="float">
            <text:p>359</text:p>
          </table:table-cell>
          <table:table-cell office:value-type="float" office:value="128522" calcext:value-type="float">
            <text:p>12852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office:value-type="float" office:value="88.2157709598541" calcext:value-type="float">
            <text:p>88,2157709598541</text:p>
          </table:table-cell>
          <table:table-cell office:value-type="float" office:value="11412" calcext:value-type="float">
            <text:p>11412</text:p>
          </table:table-cell>
          <table:table-cell office:value-type="float" office:value="93.9105" calcext:value-type="float">
            <text:p>93,9105</text:p>
          </table:table-cell>
          <table:table-cell office:value-type="float" office:value="17066" calcext:value-type="float">
            <text:p>17066</text:p>
          </table:table-cell>
          <table:table-cell office:value-type="float" office:value="3.24092433036496" calcext:value-type="float">
            <text:p>3,240924330364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2" calcext:value-type="float">
            <text:p>372</text:p>
          </table:table-cell>
          <table:table-cell office:value-type="float" office:value="138012" calcext:value-type="float">
            <text:p>13801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office:value-type="float" office:value="91.800146818161" calcext:value-type="float">
            <text:p>91,800146818161</text:p>
          </table:table-cell>
          <table:table-cell office:value-type="float" office:value="11320" calcext:value-type="float">
            <text:p>11320</text:p>
          </table:table-cell>
          <table:table-cell office:value-type="float" office:value="93.9525" calcext:value-type="float">
            <text:p>93,9525</text:p>
          </table:table-cell>
          <table:table-cell office:value-type="float" office:value="16845" calcext:value-type="float">
            <text:p>16845</text:p>
          </table:table-cell>
          <table:table-cell office:value-type="float" office:value="4.41694369768628" calcext:value-type="float">
            <text:p>4,416943697686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41000" calcext:value-type="float">
            <text:p>14100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66" calcext:value-type="float">
            <text:p>166</text:p>
          </table:table-cell>
          <table:table-cell office:value-type="float" office:value="93.9658660888672" calcext:value-type="float">
            <text:p>93,9658660888672</text:p>
          </table:table-cell>
          <table:table-cell office:value-type="float" office:value="11446" calcext:value-type="float">
            <text:p>11446</text:p>
          </table:table-cell>
          <table:table-cell office:value-type="float" office:value="94.1865" calcext:value-type="float">
            <text:p>94,1865</text:p>
          </table:table-cell>
          <table:table-cell office:value-type="float" office:value="17105" calcext:value-type="float">
            <text:p>17105</text:p>
          </table:table-cell>
          <table:table-cell office:value-type="float" office:value="2.23183246709156" calcext:value-type="float">
            <text:p>2,231832467091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" calcext:value-type="float">
            <text:p>460</text:p>
          </table:table-cell>
          <table:table-cell office:value-type="float" office:value="211140" calcext:value-type="float">
            <text:p>21114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72" calcext:value-type="float">
            <text:p>172</text:p>
          </table:table-cell>
          <table:table-cell office:value-type="float" office:value="107.75675702095" calcext:value-type="float">
            <text:p>107,75675702095</text:p>
          </table:table-cell>
          <table:table-cell office:value-type="float" office:value="12007" calcext:value-type="float">
            <text:p>12007</text:p>
          </table:table-cell>
          <table:table-cell office:value-type="float" office:value="93.7995" calcext:value-type="float">
            <text:p>93,7995</text:p>
          </table:table-cell>
          <table:table-cell office:value-type="float" office:value="16842" calcext:value-type="float">
            <text:p>16842</text:p>
          </table:table-cell>
          <table:table-cell office:value-type="float" office:value="3.41711057335115" calcext:value-type="float">
            <text:p>3,41711057335115</text:p>
          </table:table-cell>
          <table:table-cell table:formula="of:=AVERAGE([.K47:.K51])" office:value-type="float" office:value="3.06304889583619" calcext:value-type="float">
            <text:p>3,06304889583619</text:p>
          </table:table-cell>
        </table:table-row>
      </table:table>
      <table:table table:name="Campinas random graph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Campinas random more components - relaxed" table:style-name="ta1">
        <table:table-column table:style-name="co1" table:number-columns-repeated="4" table:default-cell-style-name="Default"/>
        <table:table-column table:style-name="co1" table:visibility="collapse" table:number-columns-repeated="1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1 </text:p>
          </table:table-cell>
          <table:table-cell office:value-type="string" calcext:value-type="string">
            <text:p><text:s/>:intersectionCuts2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1217333" calcext:value-type="float">
            <text:p>0,0121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355905" calcext:value-type="float">
            <text:p>0,601355905</text:p>
          </table:table-cell>
          <table:table-cell office:value-type="float" office:value="15" calcext:value-type="float">
            <text:p>15</text:p>
          </table:table-cell>
          <table:table-cell office:value-type="float" office:value="0.0345721244812012" calcext:value-type="float">
            <text:p>0,03457212448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2" calcext:value-type="float">
            <text:p>14812</text:p>
          </table:table-cell>
          <table:table-cell office:value-type="float" office:value="27.6495" calcext:value-type="float">
            <text:p>27,6495</text:p>
          </table:table-cell>
          <table:table-cell office:value-type="float" office:value="1207" calcext:value-type="float">
            <text:p>1207</text:p>
          </table:table-cell>
          <table:table-cell table:formula="of:=MIN(100 - [.L2]*100/[.F2]; 100 * [.N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2050176" calcext:value-type="float">
            <text:p>0,0205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00609" calcext:value-type="float">
            <text:p>0,001300609</text:p>
          </table:table-cell>
          <table:table-cell office:value-type="float" office:value="16" calcext:value-type="float">
            <text:p>16</text:p>
          </table:table-cell>
          <table:table-cell office:value-type="float" office:value="0.0455889701843262" calcext:value-type="float">
            <text:p>0,04558897018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10" calcext:value-type="float">
            <text:p>26510</text:p>
          </table:table-cell>
          <table:table-cell office:value-type="float" office:value="43941" calcext:value-type="float">
            <text:p>43941</text:p>
          </table:table-cell>
          <table:table-cell office:value-type="float" office:value="928" calcext:value-type="float">
            <text:p>928</text:p>
          </table:table-cell>
          <table:table-cell table:formula="of:=MIN(100 - [.L3]*100/[.F3]; 100 * [.N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3710031" calcext:value-type="float">
            <text:p>0,0371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12015" calcext:value-type="float">
            <text:p>0,001612015</text:p>
          </table:table-cell>
          <table:table-cell office:value-type="float" office:value="19" calcext:value-type="float">
            <text:p>19</text:p>
          </table:table-cell>
          <table:table-cell office:value-type="float" office:value="0.16016697883606" calcext:value-type="float">
            <text:p>0,16016697883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09" calcext:value-type="float">
            <text:p>67309</text:p>
          </table:table-cell>
          <table:table-cell office:value-type="float" office:value="106.9845" calcext:value-type="float">
            <text:p>106,9845</text:p>
          </table:table-cell>
          <table:table-cell office:value-type="float" office:value="1338" calcext:value-type="float">
            <text:p>1338</text:p>
          </table:table-cell>
          <table:table-cell table:formula="of:=MIN(100 - [.L4]*100/[.F4]; 100 * [.N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47045747" calcext:value-type="float">
            <text:p>0,047045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45238" calcext:value-type="float">
            <text:p>0,002245238</text:p>
          </table:table-cell>
          <table:table-cell office:value-type="float" office:value="22" calcext:value-type="float">
            <text:p>22</text:p>
          </table:table-cell>
          <table:table-cell office:value-type="float" office:value="0.134613037109375" calcext:value-type="float">
            <text:p>0,13461303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63" calcext:value-type="float">
            <text:p>25663</text:p>
          </table:table-cell>
          <table:table-cell office:value-type="float" office:value="50.073" calcext:value-type="float">
            <text:p>50,073</text:p>
          </table:table-cell>
          <table:table-cell office:value-type="float" office:value="2573" calcext:value-type="float">
            <text:p>2573</text:p>
          </table:table-cell>
          <table:table-cell table:formula="of:=MIN(100 - [.L5]*100/[.F5]; 100 * [.N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46271232" calcext:value-type="float">
            <text:p>0,04627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97811" calcext:value-type="float">
            <text:p>0,001597811</text:p>
          </table:table-cell>
          <table:table-cell office:value-type="float" office:value="19" calcext:value-type="float">
            <text:p>19</text:p>
          </table:table-cell>
          <table:table-cell office:value-type="float" office:value="0.140338897705078" calcext:value-type="float">
            <text:p>0,14033889770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96" calcext:value-type="float">
            <text:p>21996</text:p>
          </table:table-cell>
          <table:table-cell office:value-type="float" office:value="44.9505" calcext:value-type="float">
            <text:p>44,9505</text:p>
          </table:table-cell>
          <table:table-cell office:value-type="float" office:value="2657" calcext:value-type="float">
            <text:p>2657</text:p>
          </table:table-cell>
          <table:table-cell table:formula="of:=MIN(100 - [.L6]*100/[.F6]; 100 * [.N6])" office:value-type="float" office:value="0" calcext:value-type="float">
            <text:p>0</text:p>
          </table:table-cell>
          <table:table-cell table:formula="of:=AVERAGE([.S2:.S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480" calcext:value-type="float">
            <text:p>64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32403212" calcext:value-type="float">
            <text:p>0,132403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9661" calcext:value-type="float">
            <text:p>0,001999661</text:p>
          </table:table-cell>
          <table:table-cell office:value-type="float" office:value="37" calcext:value-type="float">
            <text:p>37</text:p>
          </table:table-cell>
          <table:table-cell office:value-type="float" office:value="0.556813955307007" calcext:value-type="float">
            <text:p>0,556813955307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70" calcext:value-type="float">
            <text:p>67170</text:p>
          </table:table-cell>
          <table:table-cell office:value-type="float" office:value="119.7045" calcext:value-type="float">
            <text:p>119,7045</text:p>
          </table:table-cell>
          <table:table-cell office:value-type="float" office:value="4211" calcext:value-type="float">
            <text:p>4211</text:p>
          </table:table-cell>
          <table:table-cell table:formula="of:=MIN(100 - [.L7]*100/[.F7]; 100 * [.N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190" calcext:value-type="float">
            <text:p>81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14841011" calcext:value-type="float">
            <text:p>0,1484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415" calcext:value-type="float">
            <text:p>0,00199415</text:p>
          </table:table-cell>
          <table:table-cell office:value-type="float" office:value="35" calcext:value-type="float">
            <text:p>35</text:p>
          </table:table-cell>
          <table:table-cell office:value-type="float" office:value="0.537408113479614" calcext:value-type="float">
            <text:p>0,537408113479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82" calcext:value-type="float">
            <text:p>31982</text:p>
          </table:table-cell>
          <table:table-cell office:value-type="float" office:value="63.9255" calcext:value-type="float">
            <text:p>63,9255</text:p>
          </table:table-cell>
          <table:table-cell office:value-type="float" office:value="3545" calcext:value-type="float">
            <text:p>3545</text:p>
          </table:table-cell>
          <table:table-cell table:formula="of:=MIN(100 - [.L8]*100/[.F8]; 100 * [.N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742" calcext:value-type="float">
            <text:p>874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74761568" calcext:value-type="float">
            <text:p>0,17476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74304" calcext:value-type="float">
            <text:p>0,001874304</text:p>
          </table:table-cell>
          <table:table-cell office:value-type="float" office:value="48" calcext:value-type="float">
            <text:p>48</text:p>
          </table:table-cell>
          <table:table-cell office:value-type="float" office:value="0.458389043807983" calcext:value-type="float">
            <text:p>0,458389043807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04" calcext:value-type="float">
            <text:p>61804</text:p>
          </table:table-cell>
          <table:table-cell office:value-type="float" office:value="110.634" calcext:value-type="float">
            <text:p>110,634</text:p>
          </table:table-cell>
          <table:table-cell office:value-type="float" office:value="3984" calcext:value-type="float">
            <text:p>3984</text:p>
          </table:table-cell>
          <table:table-cell table:formula="of:=MIN(100 - [.L9]*100/[.F9]; 100 * [.N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36587027" calcext:value-type="float">
            <text:p>0,36587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08505343" calcext:value-type="float">
            <text:p>0,208505343</text:p>
          </table:table-cell>
          <table:table-cell office:value-type="float" office:value="37" calcext:value-type="float">
            <text:p>37</text:p>
          </table:table-cell>
          <table:table-cell office:value-type="float" office:value="1.38927602767944" calcext:value-type="float">
            <text:p>1,3892760276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06" calcext:value-type="float">
            <text:p>51506</text:p>
          </table:table-cell>
          <table:table-cell office:value-type="float" office:value="104.8305" calcext:value-type="float">
            <text:p>104,8305</text:p>
          </table:table-cell>
          <table:table-cell office:value-type="float" office:value="6127" calcext:value-type="float">
            <text:p>6127</text:p>
          </table:table-cell>
          <table:table-cell table:formula="of:=MIN(100 - [.L10]*100/[.F10]; 100 * [.N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0022" calcext:value-type="float">
            <text:p>200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383077204" calcext:value-type="float">
            <text:p>0,383077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8924" calcext:value-type="float">
            <text:p>0,00208924</text:p>
          </table:table-cell>
          <table:table-cell office:value-type="float" office:value="33" calcext:value-type="float">
            <text:p>33</text:p>
          </table:table-cell>
          <table:table-cell office:value-type="float" office:value="1.34389686584473" calcext:value-type="float">
            <text:p>1,3438968658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64" calcext:value-type="float">
            <text:p>50064</text:p>
          </table:table-cell>
          <table:table-cell office:value-type="float" office:value="97.6185" calcext:value-type="float">
            <text:p>97,6185</text:p>
          </table:table-cell>
          <table:table-cell office:value-type="float" office:value="5005" calcext:value-type="float">
            <text:p>5005</text:p>
          </table:table-cell>
          <table:table-cell table:formula="of:=MIN(100 - [.L11]*100/[.F11]; 100 * [.N11])" office:value-type="float" office:value="0" calcext:value-type="float">
            <text:p>0</text:p>
          </table:table-cell>
          <table:table-cell table:formula="of:=AVERAGE([.S7:.S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906" calcext:value-type="float">
            <text:p>189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.521572133" calcext:value-type="float">
            <text:p>0,521572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94074" calcext:value-type="float">
            <text:p>0,002694074</text:p>
          </table:table-cell>
          <table:table-cell office:value-type="float" office:value="59" calcext:value-type="float">
            <text:p>59</text:p>
          </table:table-cell>
          <table:table-cell office:value-type="float" office:value="2.85895013809204" calcext:value-type="float">
            <text:p>2,85895013809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02" calcext:value-type="float">
            <text:p>53702</text:p>
          </table:table-cell>
          <table:table-cell office:value-type="float" office:value="112962" calcext:value-type="float">
            <text:p>112962</text:p>
          </table:table-cell>
          <table:table-cell office:value-type="float" office:value="7202" calcext:value-type="float">
            <text:p>7202</text:p>
          </table:table-cell>
          <table:table-cell table:formula="of:=MIN(100 - [.L12]*100/[.F12]; 100 * [.N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.64277183" calcext:value-type="float">
            <text:p>0,64277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7472848" calcext:value-type="float">
            <text:p>0,017472848</text:p>
          </table:table-cell>
          <table:table-cell office:value-type="float" office:value="65" calcext:value-type="float">
            <text:p>65</text:p>
          </table:table-cell>
          <table:table-cell office:value-type="float" office:value="13.7940430641174" calcext:value-type="float">
            <text:p>13,7940430641174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56830" calcext:value-type="float">
            <text:p>56830</text:p>
          </table:table-cell>
          <table:table-cell office:value-type="float" office:value="119.0265" calcext:value-type="float">
            <text:p>119,0265</text:p>
          </table:table-cell>
          <table:table-cell office:value-type="float" office:value="7507" calcext:value-type="float">
            <text:p>7507</text:p>
          </table:table-cell>
          <table:table-cell table:formula="of:=MIN(100 - [.L13]*100/[.F13]; 100 * [.N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28730" calcext:value-type="float">
            <text:p>2873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.879456321" calcext:value-type="float">
            <text:p>0,879456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2941748" calcext:value-type="float">
            <text:p>0,012941748</text:p>
          </table:table-cell>
          <table:table-cell office:value-type="float" office:value="60" calcext:value-type="float">
            <text:p>60</text:p>
          </table:table-cell>
          <table:table-cell office:value-type="float" office:value="4.67435598373413" calcext:value-type="float">
            <text:p>4,67435598373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29" calcext:value-type="float">
            <text:p>60729</text:p>
          </table:table-cell>
          <table:table-cell office:value-type="float" office:value="118.404" calcext:value-type="float">
            <text:p>118,404</text:p>
          </table:table-cell>
          <table:table-cell office:value-type="float" office:value="6069" calcext:value-type="float">
            <text:p>6069</text:p>
          </table:table-cell>
          <table:table-cell table:formula="of:=MIN(100 - [.L14]*100/[.F14]; 100 * [.N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65280" calcext:value-type="float">
            <text:p>652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.215982163" calcext:value-type="float">
            <text:p>2,215982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9266042" calcext:value-type="float">
            <text:p>0,029266042</text:p>
          </table:table-cell>
          <table:table-cell office:value-type="float" office:value="63" calcext:value-type="float">
            <text:p>63</text:p>
          </table:table-cell>
          <table:table-cell office:value-type="float" office:value="12.5934391021729" calcext:value-type="float">
            <text:p>12,5934391021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90" calcext:value-type="float">
            <text:p>56090</text:p>
          </table:table-cell>
          <table:table-cell office:value-type="float" office:value="119.1225" calcext:value-type="float">
            <text:p>119,1225</text:p>
          </table:table-cell>
          <table:table-cell office:value-type="float" office:value="7775" calcext:value-type="float">
            <text:p>7775</text:p>
          </table:table-cell>
          <table:table-cell table:formula="of:=MIN(100 - [.L15]*100/[.F15]; 100 * [.N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7" calcext:value-type="float">
            <text:p>257</text:p>
          </table:table-cell>
          <table:table-cell office:value-type="float" office:value="65792" calcext:value-type="float">
            <text:p>6579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.131300252" calcext:value-type="float">
            <text:p>2,131300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8270912" calcext:value-type="float">
            <text:p>0,028270912</text:p>
          </table:table-cell>
          <table:table-cell office:value-type="float" office:value="68" calcext:value-type="float">
            <text:p>68</text:p>
          </table:table-cell>
          <table:table-cell office:value-type="float" office:value="903.663316011429" calcext:value-type="float">
            <text:p>903,663316011429</text:p>
          </table:table-cell>
          <table:table-cell office:value-type="float" office:value="0.0882352941175173" calcext:value-type="float">
            <text:p>0,088235294117517</text:p>
          </table:table-cell>
          <table:table-cell office:value-type="float" office:value="11547" calcext:value-type="float">
            <text:p>11547</text:p>
          </table:table-cell>
          <table:table-cell office:value-type="float" office:value="58064" calcext:value-type="float">
            <text:p>58064</text:p>
          </table:table-cell>
          <table:table-cell office:value-type="float" office:value="117.9885" calcext:value-type="float">
            <text:p>117,9885</text:p>
          </table:table-cell>
          <table:table-cell office:value-type="float" office:value="6865" calcext:value-type="float">
            <text:p>6865</text:p>
          </table:table-cell>
          <table:table-cell table:formula="of:=MIN(100 - [.L16]*100/[.F16]; 100 * [.N16])" office:value-type="float" office:value="8.10810810810811" calcext:value-type="float">
            <text:p>8,10810810810811</text:p>
          </table:table-cell>
          <table:table-cell table:formula="of:=AVERAGE([.S12:.S16])" office:value-type="float" office:value="1.62162162162162" calcext:value-type="float">
            <text:p>1,621621621621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0.769581556" calcext:value-type="float">
            <text:p>0,7695815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0110283" calcext:value-type="float">
            <text:p>0,020110283</text:p>
          </table:table-cell>
          <table:table-cell office:value-type="float" office:value="88" calcext:value-type="float">
            <text:p>88</text:p>
          </table:table-cell>
          <table:table-cell office:value-type="float" office:value="2.38149094581604" calcext:value-type="float">
            <text:p>2,3814909458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71" calcext:value-type="float">
            <text:p>49771</text:p>
          </table:table-cell>
          <table:table-cell office:value-type="float" office:value="116.8845" calcext:value-type="float">
            <text:p>116,8845</text:p>
          </table:table-cell>
          <table:table-cell office:value-type="float" office:value="9384" calcext:value-type="float">
            <text:p>9384</text:p>
          </table:table-cell>
          <table:table-cell table:formula="of:=MIN(100 - [.L17]*100/[.F17]; 100 * [.N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28392" calcext:value-type="float">
            <text:p>2839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0.911745163" calcext:value-type="float">
            <text:p>0,9117451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22670831" calcext:value-type="float">
            <text:p>0,022670831</text:p>
          </table:table-cell>
          <table:table-cell office:value-type="float" office:value="74" calcext:value-type="float">
            <text:p>74</text:p>
          </table:table-cell>
          <table:table-cell office:value-type="float" office:value="7.85648417472839" calcext:value-type="float">
            <text:p>7,85648417472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37" calcext:value-type="float">
            <text:p>50137</text:p>
          </table:table-cell>
          <table:table-cell office:value-type="float" office:value="112.6545" calcext:value-type="float">
            <text:p>112,6545</text:p>
          </table:table-cell>
          <table:table-cell office:value-type="float" office:value="8322" calcext:value-type="float">
            <text:p>8322</text:p>
          </table:table-cell>
          <table:table-cell table:formula="of:=MIN(100 - [.L18]*100/[.F18]; 100 * [.N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office:value-type="float" office:value="36672" calcext:value-type="float">
            <text:p>366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.212351038" calcext:value-type="float">
            <text:p>1,2123510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9498674" calcext:value-type="float">
            <text:p>0,029498674</text:p>
          </table:table-cell>
          <table:table-cell office:value-type="float" office:value="75" calcext:value-type="float">
            <text:p>75</text:p>
          </table:table-cell>
          <table:table-cell office:value-type="float" office:value="26.9760031700134" calcext:value-type="float">
            <text:p>26,976003170013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48939" calcext:value-type="float">
            <text:p>48939</text:p>
          </table:table-cell>
          <table:table-cell office:value-type="float" office:value="119.0835" calcext:value-type="float">
            <text:p>119,0835</text:p>
          </table:table-cell>
          <table:table-cell office:value-type="float" office:value="10150" calcext:value-type="float">
            <text:p>10150</text:p>
          </table:table-cell>
          <table:table-cell table:formula="of:=MIN(100 - [.L19]*100/[.F19]; 100 * [.N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39800" calcext:value-type="float">
            <text:p>398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.510299511" calcext:value-type="float">
            <text:p>1,510299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60227" calcext:value-type="float">
            <text:p>0,003060227</text:p>
          </table:table-cell>
          <table:table-cell office:value-type="float" office:value="88" calcext:value-type="float">
            <text:p>88</text:p>
          </table:table-cell>
          <table:table-cell office:value-type="float" office:value="12.7033751010895" calcext:value-type="float">
            <text:p>12,703375101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76" calcext:value-type="float">
            <text:p>53976</text:p>
          </table:table-cell>
          <table:table-cell office:value-type="float" office:value="111.654" calcext:value-type="float">
            <text:p>111,654</text:p>
          </table:table-cell>
          <table:table-cell office:value-type="float" office:value="6820" calcext:value-type="float">
            <text:p>6820</text:p>
          </table:table-cell>
          <table:table-cell table:formula="of:=MIN(100 - [.L20]*100/[.F20]; 100 * [.N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46010" calcext:value-type="float">
            <text:p>4601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.612800243" calcext:value-type="float">
            <text:p>1,6128002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70294433" calcext:value-type="float">
            <text:p>0,070294433</text:p>
          </table:table-cell>
          <table:table-cell office:value-type="float" office:value="80" calcext:value-type="float">
            <text:p>80</text:p>
          </table:table-cell>
          <table:table-cell office:value-type="float" office:value="16.1934809684753" calcext:value-type="float">
            <text:p>16,1934809684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53" calcext:value-type="float">
            <text:p>45853</text:p>
          </table:table-cell>
          <table:table-cell office:value-type="float" office:value="102.444" calcext:value-type="float">
            <text:p>102,444</text:p>
          </table:table-cell>
          <table:table-cell office:value-type="float" office:value="7481" calcext:value-type="float">
            <text:p>7481</text:p>
          </table:table-cell>
          <table:table-cell table:formula="of:=MIN(100 - [.L21]*100/[.F21]; 100 * [.N21])" office:value-type="float" office:value="0" calcext:value-type="float">
            <text:p>0</text:p>
          </table:table-cell>
          <table:table-cell table:formula="of:=AVERAGE([.S17:.S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.960127434" calcext:value-type="float">
            <text:p>1,9601274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41237942" calcext:value-type="float">
            <text:p>0,041237942</text:p>
          </table:table-cell>
          <table:table-cell office:value-type="float" office:value="93" calcext:value-type="float">
            <text:p>93</text:p>
          </table:table-cell>
          <table:table-cell office:value-type="float" office:value="900.218132019043" calcext:value-type="float">
            <text:p>900,218132019043</text:p>
          </table:table-cell>
          <table:table-cell office:value-type="float" office:value="0.0322580645160943" calcext:value-type="float">
            <text:p>0,032258064516094</text:p>
          </table:table-cell>
          <table:table-cell office:value-type="float" office:value="10152" calcext:value-type="float">
            <text:p>10152</text:p>
          </table:table-cell>
          <table:table-cell office:value-type="float" office:value="51752" calcext:value-type="float">
            <text:p>51752</text:p>
          </table:table-cell>
          <table:table-cell office:value-type="float" office:value="119.1765" calcext:value-type="float">
            <text:p>119,1765</text:p>
          </table:table-cell>
          <table:table-cell office:value-type="float" office:value="9233" calcext:value-type="float">
            <text:p>9233</text:p>
          </table:table-cell>
          <table:table-cell table:formula="of:=MIN(100 - [.L22]*100/[.F22]; 100 * [.N22])" office:value-type="float" office:value="3.125" calcext:value-type="float">
            <text:p>3,1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60762" calcext:value-type="float">
            <text:p>6076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.866037115" calcext:value-type="float">
            <text:p>2,866037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2447176" calcext:value-type="float">
            <text:p>0,052447176</text:p>
          </table:table-cell>
          <table:table-cell office:value-type="float" office:value="98" calcext:value-type="float">
            <text:p>98</text:p>
          </table:table-cell>
          <table:table-cell office:value-type="float" office:value="900.212206125259" calcext:value-type="float">
            <text:p>900,212206125259</text:p>
          </table:table-cell>
          <table:table-cell office:value-type="float" office:value="0.0102040816326426" calcext:value-type="float">
            <text:p>0,010204081632643</text:p>
          </table:table-cell>
          <table:table-cell office:value-type="float" office:value="12128" calcext:value-type="float">
            <text:p>12128</text:p>
          </table:table-cell>
          <table:table-cell office:value-type="float" office:value="49539" calcext:value-type="float">
            <text:p>49539</text:p>
          </table:table-cell>
          <table:table-cell office:value-type="float" office:value="119.8845" calcext:value-type="float">
            <text:p>119,8845</text:p>
          </table:table-cell>
          <table:table-cell office:value-type="float" office:value="10128" calcext:value-type="float">
            <text:p>10128</text:p>
          </table:table-cell>
          <table:table-cell table:formula="of:=MIN(100 - [.L23]*100/[.F23]; 100 * [.N23])" office:value-type="float" office:value="1.01010101010101" calcext:value-type="float">
            <text:p>1,010101010101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7" calcext:value-type="float">
            <text:p>257</text:p>
          </table:table-cell>
          <table:table-cell office:value-type="float" office:value="65792" calcext:value-type="float">
            <text:p>6579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.709699844" calcext:value-type="float">
            <text:p>2,7096998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9925264" calcext:value-type="float">
            <text:p>0,029925264</text:p>
          </table:table-cell>
          <table:table-cell office:value-type="float" office:value="93" calcext:value-type="float">
            <text:p>93</text:p>
          </table:table-cell>
          <table:table-cell office:value-type="float" office:value="900.333863973618" calcext:value-type="float">
            <text:p>900,333863973618</text:p>
          </table:table-cell>
          <table:table-cell office:value-type="float" office:value="0.0967741935482831" calcext:value-type="float">
            <text:p>0,096774193548283</text:p>
          </table:table-cell>
          <table:table-cell office:value-type="float" office:value="4854" calcext:value-type="float">
            <text:p>4854</text:p>
          </table:table-cell>
          <table:table-cell office:value-type="float" office:value="43873" calcext:value-type="float">
            <text:p>43873</text:p>
          </table:table-cell>
          <table:table-cell office:value-type="float" office:value="110.679" calcext:value-type="float">
            <text:p>110,679</text:p>
          </table:table-cell>
          <table:table-cell office:value-type="float" office:value="9971" calcext:value-type="float">
            <text:p>9971</text:p>
          </table:table-cell>
          <table:table-cell table:formula="of:=MIN(100 - [.L24]*100/[.F24]; 100 * [.N24])" office:value-type="float" office:value="8.82352941176471" calcext:value-type="float">
            <text:p>8,8235294117647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2" calcext:value-type="float">
            <text:p>282</text:p>
          </table:table-cell>
          <table:table-cell office:value-type="float" office:value="79242" calcext:value-type="float">
            <text:p>7924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.188035296" calcext:value-type="float">
            <text:p>3,1880352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699869" calcext:value-type="float">
            <text:p>0,03699869</text:p>
          </table:table-cell>
          <table:table-cell office:value-type="float" office:value="106" calcext:value-type="float">
            <text:p>106</text:p>
          </table:table-cell>
          <table:table-cell office:value-type="float" office:value="900.335056066513" calcext:value-type="float">
            <text:p>900,335056066513</text:p>
          </table:table-cell>
          <table:table-cell office:value-type="float" office:value="0.0377358490565682" calcext:value-type="float">
            <text:p>0,037735849056568</text:p>
          </table:table-cell>
          <table:table-cell office:value-type="float" office:value="5015" calcext:value-type="float">
            <text:p>5015</text:p>
          </table:table-cell>
          <table:table-cell office:value-type="float" office:value="47669" calcext:value-type="float">
            <text:p>47669</text:p>
          </table:table-cell>
          <table:table-cell office:value-type="float" office:value="119.8605" calcext:value-type="float">
            <text:p>119,8605</text:p>
          </table:table-cell>
          <table:table-cell office:value-type="float" office:value="10746" calcext:value-type="float">
            <text:p>10746</text:p>
          </table:table-cell>
          <table:table-cell table:formula="of:=MIN(100 - [.L25]*100/[.F25]; 100 * [.N25])" office:value-type="float" office:value="3.63636363636364" calcext:value-type="float">
            <text:p>3,6363636363636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office:value-type="float" office:value="108570" calcext:value-type="float">
            <text:p>1085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4.9194348" calcext:value-type="float">
            <text:p>4,91943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4681023" calcext:value-type="float">
            <text:p>0,054681023</text:p>
          </table:table-cell>
          <table:table-cell office:value-type="float" office:value="100" calcext:value-type="float">
            <text:p>100</text:p>
          </table:table-cell>
          <table:table-cell office:value-type="float" office:value="900.2634370327" calcext:value-type="float">
            <text:p>900,2634370327</text:p>
          </table:table-cell>
          <table:table-cell office:value-type="float" office:value="0.00999999999999" calcext:value-type="float">
            <text:p>0,00999999999999</text:p>
          </table:table-cell>
          <table:table-cell office:value-type="float" office:value="3387" calcext:value-type="float">
            <text:p>3387</text:p>
          </table:table-cell>
          <table:table-cell office:value-type="float" office:value="50223" calcext:value-type="float">
            <text:p>50223</text:p>
          </table:table-cell>
          <table:table-cell office:value-type="float" office:value="119.9205" calcext:value-type="float">
            <text:p>119,9205</text:p>
          </table:table-cell>
          <table:table-cell office:value-type="float" office:value="9908" calcext:value-type="float">
            <text:p>9908</text:p>
          </table:table-cell>
          <table:table-cell table:formula="of:=MIN(100 - [.L26]*100/[.F26]; 100 * [.N26])" office:value-type="float" office:value="0.990099009900987" calcext:value-type="float">
            <text:p>0,990099009900987</text:p>
          </table:table-cell>
          <table:table-cell table:formula="of:=AVERAGE([.S22:.S26])" office:value-type="float" office:value="3.51701861362607" calcext:value-type="float">
            <text:p>3,517018613626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5" calcext:value-type="float">
            <text:p>285</text:p>
          </table:table-cell>
          <table:table-cell office:value-type="float" office:value="80940" calcext:value-type="float">
            <text:p>8094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3.824017817" calcext:value-type="float">
            <text:p>3,82401781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773207863" calcext:value-type="float">
            <text:p>0,773207863</text:p>
          </table:table-cell>
          <table:table-cell office:value-type="float" office:value="123" calcext:value-type="float">
            <text:p>123</text:p>
          </table:table-cell>
          <table:table-cell office:value-type="float" office:value="900.259387016296" calcext:value-type="float">
            <text:p>900,259387016296</text:p>
          </table:table-cell>
          <table:table-cell office:value-type="float" office:value="0.0487804878048384" calcext:value-type="float">
            <text:p>0,048780487804838</text:p>
          </table:table-cell>
          <table:table-cell office:value-type="float" office:value="4006" calcext:value-type="float">
            <text:p>4006</text:p>
          </table:table-cell>
          <table:table-cell office:value-type="float" office:value="42484" calcext:value-type="float">
            <text:p>42484</text:p>
          </table:table-cell>
          <table:table-cell office:value-type="float" office:value="117.2625" calcext:value-type="float">
            <text:p>117,2625</text:p>
          </table:table-cell>
          <table:table-cell office:value-type="float" office:value="11897" calcext:value-type="float">
            <text:p>11897</text:p>
          </table:table-cell>
          <table:table-cell table:formula="of:=MIN(100 - [.L27]*100/[.F27]; 100 * [.N27])" office:value-type="float" office:value="4.65116279069767" calcext:value-type="float">
            <text:p>4,651162790697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87912" calcext:value-type="float">
            <text:p>879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4.502041188" calcext:value-type="float">
            <text:p>4,5020411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1950601" calcext:value-type="float">
            <text:p>0,11950601</text:p>
          </table:table-cell>
          <table:table-cell office:value-type="float" office:value="127" calcext:value-type="float">
            <text:p>127</text:p>
          </table:table-cell>
          <table:table-cell office:value-type="float" office:value="900.254492044449" calcext:value-type="float">
            <text:p>900,254492044449</text:p>
          </table:table-cell>
          <table:table-cell office:value-type="float" office:value="0.078740157480253" calcext:value-type="float">
            <text:p>0,078740157480253</text:p>
          </table:table-cell>
          <table:table-cell office:value-type="float" office:value="9988" calcext:value-type="float">
            <text:p>9988</text:p>
          </table:table-cell>
          <table:table-cell office:value-type="float" office:value="49848" calcext:value-type="float">
            <text:p>49848</text:p>
          </table:table-cell>
          <table:table-cell office:value-type="float" office:value="119.88" calcext:value-type="float">
            <text:p>119,88</text:p>
          </table:table-cell>
          <table:table-cell office:value-type="float" office:value="10024" calcext:value-type="float">
            <text:p>10024</text:p>
          </table:table-cell>
          <table:table-cell table:formula="of:=MIN(100 - [.L28]*100/[.F28]; 100 * [.N28])" office:value-type="float" office:value="7.2992700729927" calcext:value-type="float">
            <text:p>7,29927007299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102080" calcext:value-type="float">
            <text:p>10208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5.305696517" calcext:value-type="float">
            <text:p>5,305696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9035697" calcext:value-type="float">
            <text:p>0,099035697</text:p>
          </table:table-cell>
          <table:table-cell office:value-type="float" office:value="29" calcext:value-type="float">
            <text:p>29</text:p>
          </table:table-cell>
          <table:table-cell office:value-type="float" office:value="900.318554878235" calcext:value-type="float">
            <text:p>900,318554878235</text:p>
          </table:table-cell>
          <table:table-cell office:value-type="float" office:value="3.55172413791879" calcext:value-type="float">
            <text:p>3,55172413791879</text:p>
          </table:table-cell>
          <table:table-cell office:value-type="float" office:value="2162" calcext:value-type="float">
            <text:p>2162</text:p>
          </table:table-cell>
          <table:table-cell office:value-type="float" office:value="10808" calcext:value-type="float">
            <text:p>10808</text:p>
          </table:table-cell>
          <table:table-cell office:value-type="float" office:value="37.227" calcext:value-type="float">
            <text:p>37,227</text:p>
          </table:table-cell>
          <table:table-cell office:value-type="float" office:value="4670" calcext:value-type="float">
            <text:p>4670</text:p>
          </table:table-cell>
          <table:table-cell table:formula="of:=MIN(100 - [.L29]*100/[.F29]; 100 * [.N29])" office:value-type="float" office:value="78.030303030303" calcext:value-type="float">
            <text:p>78,03030303030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3" calcext:value-type="float">
            <text:p>343</text:p>
          </table:table-cell>
          <table:table-cell office:value-type="float" office:value="117306" calcext:value-type="float">
            <text:p>11730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6.2635593" calcext:value-type="float">
            <text:p>6,263559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73089069" calcext:value-type="float">
            <text:p>0,173089069</text:p>
          </table:table-cell>
          <table:table-cell office:value-type="float" office:value="93" calcext:value-type="float">
            <text:p>93</text:p>
          </table:table-cell>
          <table:table-cell office:value-type="float" office:value="900.589843034744" calcext:value-type="float">
            <text:p>900,589843034744</text:p>
          </table:table-cell>
          <table:table-cell office:value-type="float" office:value="0.483870967741415" calcext:value-type="float">
            <text:p>0,483870967741415</text:p>
          </table:table-cell>
          <table:table-cell office:value-type="float" office:value="3242" calcext:value-type="float">
            <text:p>3242</text:p>
          </table:table-cell>
          <table:table-cell office:value-type="float" office:value="50181" calcext:value-type="float">
            <text:p>50181</text:p>
          </table:table-cell>
          <table:table-cell office:value-type="float" office:value="119.241" calcext:value-type="float">
            <text:p>119,241</text:p>
          </table:table-cell>
          <table:table-cell office:value-type="float" office:value="9771" calcext:value-type="float">
            <text:p>9771</text:p>
          </table:table-cell>
          <table:table-cell table:formula="of:=MIN(100 - [.L30]*100/[.F30]; 100 * [.N30])" office:value-type="float" office:value="32.6086956521739" calcext:value-type="float">
            <text:p>32,60869565217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2" calcext:value-type="float">
            <text:p>612</text:p>
          </table:table-cell>
          <table:table-cell office:value-type="float" office:value="373932" calcext:value-type="float">
            <text:p>37393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23.021878291873" calcext:value-type="float">
            <text:p>123,021878291873</text:p>
          </table:table-cell>
          <table:table-cell office:value-type="float" office:value="121" calcext:value-type="float">
            <text:p>121</text:p>
          </table:table-cell>
          <table:table-cell office:value-type="float" office:value="19.984550772" calcext:value-type="float">
            <text:p>19,98455077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65940892" calcext:value-type="float">
            <text:p>3,65940892</text:p>
          </table:table-cell>
          <table:table-cell office:value-type="float" office:value="101" calcext:value-type="float">
            <text:p>101</text:p>
          </table:table-cell>
          <table:table-cell office:value-type="float" office:value="901.019035100937" calcext:value-type="float">
            <text:p>901,019035100937</text:p>
          </table:table-cell>
          <table:table-cell office:value-type="float" office:value="0.198019801980002" calcext:value-type="float">
            <text:p>0,198019801980002</text:p>
          </table:table-cell>
          <table:table-cell office:value-type="float" office:value="96" calcext:value-type="float">
            <text:p>96</text:p>
          </table:table-cell>
          <table:table-cell office:value-type="float" office:value="52105" calcext:value-type="float">
            <text:p>52105</text:p>
          </table:table-cell>
          <table:table-cell office:value-type="float" office:value="119.8005" calcext:value-type="float">
            <text:p>119,8005</text:p>
          </table:table-cell>
          <table:table-cell office:value-type="float" office:value="9254" calcext:value-type="float">
            <text:p>9254</text:p>
          </table:table-cell>
          <table:table-cell table:formula="of:=MIN(100 - [.L31]*100/[.F31]; 100 * [.N31])" office:value-type="float" office:value="17.9007820378303" calcext:value-type="float">
            <text:p>17,9007820378303</text:p>
          </table:table-cell>
          <table:table-cell table:formula="of:=AVERAGE([.S27:.S31])" office:value-type="float" office:value="28.0980427167995" calcext:value-type="float">
            <text:p>28,09804271679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0" calcext:value-type="float">
            <text:p>340</text:p>
          </table:table-cell>
          <table:table-cell office:value-type="float" office:value="115260" calcext:value-type="float">
            <text:p>1152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7.662326445" calcext:value-type="float">
            <text:p>7,6623264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21502511" calcext:value-type="float">
            <text:p>0,321502511</text:p>
          </table:table-cell>
          <table:table-cell office:value-type="float" office:value="79" calcext:value-type="float">
            <text:p>79</text:p>
          </table:table-cell>
          <table:table-cell office:value-type="float" office:value="900.316832065582" calcext:value-type="float">
            <text:p>900,316832065582</text:p>
          </table:table-cell>
          <table:table-cell office:value-type="float" office:value="0.936708860758308" calcext:value-type="float">
            <text:p>0,936708860758308</text:p>
          </table:table-cell>
          <table:table-cell office:value-type="float" office:value="3782" calcext:value-type="float">
            <text:p>3782</text:p>
          </table:table-cell>
          <table:table-cell office:value-type="float" office:value="55131" calcext:value-type="float">
            <text:p>55131</text:p>
          </table:table-cell>
          <table:table-cell office:value-type="float" office:value="119.7765" calcext:value-type="float">
            <text:p>119,7765</text:p>
          </table:table-cell>
          <table:table-cell office:value-type="float" office:value="8240" calcext:value-type="float">
            <text:p>8240</text:p>
          </table:table-cell>
          <table:table-cell table:formula="of:=MIN(100 - [.L32]*100/[.F32]; 100 * [.N32])" office:value-type="float" office:value="48.3660130718954" calcext:value-type="float">
            <text:p>48,366013071895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9" calcext:value-type="float">
            <text:p>349</text:p>
          </table:table-cell>
          <table:table-cell office:value-type="float" office:value="121452" calcext:value-type="float">
            <text:p>12145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9.069618452" calcext:value-type="float">
            <text:p>9,0696184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00170077" calcext:value-type="float">
            <text:p>0,300170077</text:p>
          </table:table-cell>
          <table:table-cell office:value-type="float" office:value="64" calcext:value-type="float">
            <text:p>64</text:p>
          </table:table-cell>
          <table:table-cell office:value-type="float" office:value="900.273571014404" calcext:value-type="float">
            <text:p>900,273571014404</text:p>
          </table:table-cell>
          <table:table-cell office:value-type="float" office:value="1.281249999998" calcext:value-type="float">
            <text:p>1,281249999998</text:p>
          </table:table-cell>
          <table:table-cell office:value-type="float" office:value="3537" calcext:value-type="float">
            <text:p>3537</text:p>
          </table:table-cell>
          <table:table-cell office:value-type="float" office:value="56633" calcext:value-type="float">
            <text:p>56633</text:p>
          </table:table-cell>
          <table:table-cell office:value-type="float" office:value="118.8795" calcext:value-type="float">
            <text:p>118,8795</text:p>
          </table:table-cell>
          <table:table-cell office:value-type="float" office:value="7540" calcext:value-type="float">
            <text:p>7540</text:p>
          </table:table-cell>
          <table:table-cell table:formula="of:=MIN(100 - [.L33]*100/[.F33]; 100 * [.N33])" office:value-type="float" office:value="56.1643835616438" calcext:value-type="float">
            <text:p>56,16438356164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8.733053073" calcext:value-type="float">
            <text:p>8,7330530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291468075" calcext:value-type="float">
            <text:p>0,291468075</text:p>
          </table:table-cell>
          <table:table-cell office:value-type="float" office:value="77" calcext:value-type="float">
            <text:p>77</text:p>
          </table:table-cell>
          <table:table-cell office:value-type="float" office:value="900.631334066391" calcext:value-type="float">
            <text:p>900,631334066391</text:p>
          </table:table-cell>
          <table:table-cell office:value-type="float" office:value="0.675324675323798" calcext:value-type="float">
            <text:p>0,675324675323798</text:p>
          </table:table-cell>
          <table:table-cell office:value-type="float" office:value="2810" calcext:value-type="float">
            <text:p>2810</text:p>
          </table:table-cell>
          <table:table-cell office:value-type="float" office:value="20153" calcext:value-type="float">
            <text:p>20153</text:p>
          </table:table-cell>
          <table:table-cell office:value-type="float" office:value="68619" calcext:value-type="float">
            <text:p>68619</text:p>
          </table:table-cell>
          <table:table-cell office:value-type="float" office:value="8531" calcext:value-type="float">
            <text:p>8531</text:p>
          </table:table-cell>
          <table:table-cell table:formula="of:=MIN(100 - [.L34]*100/[.F34]; 100 * [.N34])" office:value-type="float" office:value="40.3100775193798" calcext:value-type="float">
            <text:p>40,310077519379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6" calcext:value-type="float">
            <text:p>626</text:p>
          </table:table-cell>
          <table:table-cell office:value-type="float" office:value="391250" calcext:value-type="float">
            <text:p>39125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7.796025630287" calcext:value-type="float">
            <text:p>117,796025630287</text:p>
          </table:table-cell>
          <table:table-cell office:value-type="float" office:value="117" calcext:value-type="float">
            <text:p>117</text:p>
          </table:table-cell>
          <table:table-cell office:value-type="float" office:value="21.279161402" calcext:value-type="float">
            <text:p>21,27916140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.414207308" calcext:value-type="float">
            <text:p>3,414207308</text:p>
          </table:table-cell>
          <table:table-cell office:value-type="float" office:value="30" calcext:value-type="float">
            <text:p>30</text:p>
          </table:table-cell>
          <table:table-cell office:value-type="float" office:value="900.824002981186" calcext:value-type="float">
            <text:p>900,824002981186</text:p>
          </table:table-cell>
          <table:table-cell office:value-type="float" office:value="2.89999999999033" calcext:value-type="float">
            <text:p>2,89999999999033</text:p>
          </table:table-cell>
          <table:table-cell office:value-type="float" office:value="308" calcext:value-type="float">
            <text:p>308</text:p>
          </table:table-cell>
          <table:table-cell office:value-type="float" office:value="65977" calcext:value-type="float">
            <text:p>65977</text:p>
          </table:table-cell>
          <table:table-cell office:value-type="float" office:value="118.5945" calcext:value-type="float">
            <text:p>118,5945</text:p>
          </table:table-cell>
          <table:table-cell office:value-type="float" office:value="4362" calcext:value-type="float">
            <text:p>4362</text:p>
          </table:table-cell>
          <table:table-cell table:formula="of:=MIN(100 - [.L35]*100/[.F35]; 100 * [.N35])" office:value-type="float" office:value="74.5322477227223" calcext:value-type="float">
            <text:p>74,5322477227223</text:p>
          </table:table-cell>
          <table:table-cell table:formula="of:=AVERAGE([.S31:.S35])" office:value-type="float" office:value="47.4547007826943" calcext:value-type="float">
            <text:p>47,4547007826943</text:p>
          </table:table-cell>
        </table:table-row>
      </table:table>
      <table:table table:name="Campinas random more components - brkga" table:style-name="ta1">
        <table:table-column table:style-name="co1" table:number-columns-repeated="4" table:default-cell-style-name="Default"/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0.357630014419556" calcext:value-type="float">
            <text:p>0,357630014419556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8668" calcext:value-type="float">
            <text:p>8668</text:p>
          </table:table-cell>
          <table:table-cell office:value-type="float" office:value="18.4335" calcext:value-type="float">
            <text:p>18,4335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0.496876955032349" calcext:value-type="float">
            <text:p>0,49687695503234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8170" calcext:value-type="float">
            <text:p>8170</text:p>
          </table:table-cell>
          <table:table-cell office:value-type="float" office:value="16431" calcext:value-type="float">
            <text:p>16431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0.756190061569214" calcext:value-type="float">
            <text:p>0,756190061569214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9440" calcext:value-type="float">
            <text:p>19440</text:p>
          </table:table-cell>
          <table:table-cell office:value-type="float" office:value="35.181" calcext:value-type="float">
            <text:p>35,181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.18053603172302" calcext:value-type="float">
            <text:p>1,18053603172302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2825" calcext:value-type="float">
            <text:p>22825</text:p>
          </table:table-cell>
          <table:table-cell office:value-type="float" office:value="45816" calcext:value-type="float">
            <text:p>45816</text:p>
          </table:table-cell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.04925489425659" calcext:value-type="float">
            <text:p>1,0492548942565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0304" calcext:value-type="float">
            <text:p>10304</text:p>
          </table:table-cell>
          <table:table-cell office:value-type="float" office:value="27.4125" calcext:value-type="float">
            <text:p>27,4125</text:p>
          </table:table-cell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  <table:table-cell table:formula="of:=AVERAGE([.M2:.M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480" calcext:value-type="float">
            <text:p>64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.99817609786987" calcext:value-type="float">
            <text:p>2,99817609786987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0431" calcext:value-type="float">
            <text:p>20431</text:p>
          </table:table-cell>
          <table:table-cell office:value-type="float" office:value="49.596" calcext:value-type="float">
            <text:p>49,596</text:p>
          </table:table-cell>
          <table:table-cell office:value-type="float" office:value="4211" calcext:value-type="float">
            <text:p>4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190" calcext:value-type="float">
            <text:p>81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3.59185099601746" calcext:value-type="float">
            <text:p>3,59185099601746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0621" calcext:value-type="float">
            <text:p>10621</text:p>
          </table:table-cell>
          <table:table-cell office:value-type="float" office:value="31.884" calcext:value-type="float">
            <text:p>31,884</text:p>
          </table:table-cell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742" calcext:value-type="float">
            <text:p>874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5.05593204498291" calcext:value-type="float">
            <text:p>5,05593204498291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2172" calcext:value-type="float">
            <text:p>22172</text:p>
          </table:table-cell>
          <table:table-cell office:value-type="float" office:value="51.186" calcext:value-type="float">
            <text:p>51,186</text:p>
          </table:table-cell>
          <table:table-cell office:value-type="float" office:value="3984" calcext:value-type="float">
            <text:p>3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7.38694190979004" calcext:value-type="float">
            <text:p>7,38694190979004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4404" calcext:value-type="float">
            <text:p>24404</text:p>
          </table:table-cell>
          <table:table-cell office:value-type="float" office:value="64.1775" calcext:value-type="float">
            <text:p>64,1775</text:p>
          </table:table-cell>
          <table:table-cell office:value-type="float" office:value="6127" calcext:value-type="float">
            <text:p>6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0022" calcext:value-type="float">
            <text:p>200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.82463884353638" calcext:value-type="float">
            <text:p>6,82463884353638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4811" calcext:value-type="float">
            <text:p>14811</text:p>
          </table:table-cell>
          <table:table-cell office:value-type="float" office:value="44.739" calcext:value-type="float">
            <text:p>44,739</text:p>
          </table:table-cell>
          <table:table-cell office:value-type="float" office:value="5005" calcext:value-type="float">
            <text:p>5005</text:p>
          </table:table-cell>
          <table:table-cell office:value-type="float" office:value="0" calcext:value-type="float">
            <text:p>0</text:p>
          </table:table-cell>
          <table:table-cell table:formula="of:=AVERAGE([.M7:.M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906" calcext:value-type="float">
            <text:p>189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11.3170559406281" calcext:value-type="float">
            <text:p>11,3170559406281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8928" calcext:value-type="float">
            <text:p>18928</text:p>
          </table:table-cell>
          <table:table-cell office:value-type="float" office:value="60801" calcext:value-type="float">
            <text:p>60801</text:p>
          </table:table-cell>
          <table:table-cell office:value-type="float" office:value="7202" calcext:value-type="float">
            <text:p>7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1.010283946991" calcext:value-type="float">
            <text:p>11,010283946991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2733" calcext:value-type="float">
            <text:p>22733</text:p>
          </table:table-cell>
          <table:table-cell office:value-type="float" office:value="67881" calcext:value-type="float">
            <text:p>67881</text:p>
          </table:table-cell>
          <table:table-cell office:value-type="float" office:value="7507" calcext:value-type="float">
            <text:p>7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28730" calcext:value-type="float">
            <text:p>2873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5.2667078971863" calcext:value-type="float">
            <text:p>15,266707897186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3907" calcext:value-type="float">
            <text:p>23907</text:p>
          </table:table-cell>
          <table:table-cell office:value-type="float" office:value="63.171" calcext:value-type="float">
            <text:p>63,171</text:p>
          </table:table-cell>
          <table:table-cell office:value-type="float" office:value="6069" calcext:value-type="float">
            <text:p>60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65280" calcext:value-type="float">
            <text:p>652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32.9670732021332" calcext:value-type="float">
            <text:p>32,9670732021332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3099" calcext:value-type="float">
            <text:p>23099</text:p>
          </table:table-cell>
          <table:table-cell office:value-type="float" office:value="69.636" calcext:value-type="float">
            <text:p>69,636</text:p>
          </table:table-cell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7" calcext:value-type="float">
            <text:p>257</text:p>
          </table:table-cell>
          <table:table-cell office:value-type="float" office:value="65792" calcext:value-type="float">
            <text:p>6579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6.7177510261536" calcext:value-type="float">
            <text:p>16,7177510261536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1228" calcext:value-type="float">
            <text:p>21228</text:p>
          </table:table-cell>
          <table:table-cell office:value-type="float" office:value="94.806" calcext:value-type="float">
            <text:p>94,806</text:p>
          </table:table-cell>
          <table:table-cell office:value-type="float" office:value="13992" calcext:value-type="float">
            <text:p>13992</text:p>
          </table:table-cell>
          <table:table-cell office:value-type="float" office:value="2.70270270270271" calcext:value-type="float">
            <text:p>2,70270270270271</text:p>
          </table:table-cell>
          <table:table-cell table:formula="of:=AVERAGE([.M12:.M16])" office:value-type="float" office:value="0.540540540540542" calcext:value-type="float">
            <text:p>0,5405405405405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13.7281630039215" calcext:value-type="float">
            <text:p>13,7281630039215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8655" calcext:value-type="float">
            <text:p>28655</text:p>
          </table:table-cell>
          <table:table-cell office:value-type="float" office:value="85.2105" calcext:value-type="float">
            <text:p>85,2105</text:p>
          </table:table-cell>
          <table:table-cell office:value-type="float" office:value="9384" calcext:value-type="float">
            <text:p>9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28392" calcext:value-type="float">
            <text:p>2839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4.8331179618835" calcext:value-type="float">
            <text:p>14,8331179618835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1186" calcext:value-type="float">
            <text:p>31186</text:p>
          </table:table-cell>
          <table:table-cell office:value-type="float" office:value="84.228" calcext:value-type="float">
            <text:p>84,228</text:p>
          </table:table-cell>
          <table:table-cell office:value-type="float" office:value="8322" calcext:value-type="float">
            <text:p>8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office:value-type="float" office:value="36672" calcext:value-type="float">
            <text:p>366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9.6461160182953" calcext:value-type="float">
            <text:p>19,646116018295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5029" calcext:value-type="float">
            <text:p>25029</text:p>
          </table:table-cell>
          <table:table-cell office:value-type="float" office:value="83.2185" calcext:value-type="float">
            <text:p>83,2185</text:p>
          </table:table-cell>
          <table:table-cell office:value-type="float" office:value="10150" calcext:value-type="float">
            <text:p>10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39800" calcext:value-type="float">
            <text:p>398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18.6794371604919" calcext:value-type="float">
            <text:p>18,679437160491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4606" calcext:value-type="float">
            <text:p>24606</text:p>
          </table:table-cell>
          <table:table-cell office:value-type="float" office:value="67599" calcext:value-type="float">
            <text:p>67599</text:p>
          </table:table-cell>
          <table:table-cell office:value-type="float" office:value="6820" calcext:value-type="float">
            <text:p>6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46010" calcext:value-type="float">
            <text:p>4601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24.235239982605" calcext:value-type="float">
            <text:p>24,235239982605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4117" calcext:value-type="float">
            <text:p>24117</text:p>
          </table:table-cell>
          <table:table-cell office:value-type="float" office:value="69.84" calcext:value-type="float">
            <text:p>69,84</text:p>
          </table:table-cell>
          <table:table-cell office:value-type="float" office:value="7481" calcext:value-type="float">
            <text:p>7481</text:p>
          </table:table-cell>
          <table:table-cell office:value-type="float" office:value="0" calcext:value-type="float">
            <text:p>0</text:p>
          </table:table-cell>
          <table:table-cell table:formula="of:=AVERAGE([.M17:.M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5.9822142124176" calcext:value-type="float">
            <text:p>25,9822142124176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1382" calcext:value-type="float">
            <text:p>31382</text:p>
          </table:table-cell>
          <table:table-cell office:value-type="float" office:value="98544" calcext:value-type="float">
            <text:p>98544</text:p>
          </table:table-cell>
          <table:table-cell office:value-type="float" office:value="11438" calcext:value-type="float">
            <text:p>11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60762" calcext:value-type="float">
            <text:p>6076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28.3959360122681" calcext:value-type="float">
            <text:p>28,3959360122681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5836" calcext:value-type="float">
            <text:p>25836</text:p>
          </table:table-cell>
          <table:table-cell office:value-type="float" office:value="86.7735" calcext:value-type="float">
            <text:p>86,7735</text:p>
          </table:table-cell>
          <table:table-cell office:value-type="float" office:value="10671" calcext:value-type="float">
            <text:p>10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7" calcext:value-type="float">
            <text:p>257</text:p>
          </table:table-cell>
          <table:table-cell office:value-type="float" office:value="65792" calcext:value-type="float">
            <text:p>6579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27.1963181495666" calcext:value-type="float">
            <text:p>27,1963181495666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2678" calcext:value-type="float">
            <text:p>32678</text:p>
          </table:table-cell>
          <table:table-cell office:value-type="float" office:value="98.8635" calcext:value-type="float">
            <text:p>98,8635</text:p>
          </table:table-cell>
          <table:table-cell office:value-type="float" office:value="11077" calcext:value-type="float">
            <text:p>11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2" calcext:value-type="float">
            <text:p>282</text:p>
          </table:table-cell>
          <table:table-cell office:value-type="float" office:value="79242" calcext:value-type="float">
            <text:p>7924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31.8259289264679" calcext:value-type="float">
            <text:p>31,825928926467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8024" calcext:value-type="float">
            <text:p>28024</text:p>
          </table:table-cell>
          <table:table-cell office:value-type="float" office:value="98.889" calcext:value-type="float">
            <text:p>98,889</text:p>
          </table:table-cell>
          <table:table-cell office:value-type="float" office:value="12634" calcext:value-type="float">
            <text:p>12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office:value-type="float" office:value="108570" calcext:value-type="float">
            <text:p>1085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43.4373791217804" calcext:value-type="float">
            <text:p>43,4373791217804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6025" calcext:value-type="float">
            <text:p>26025</text:p>
          </table:table-cell>
          <table:table-cell office:value-type="float" office:value="91764" calcext:value-type="float">
            <text:p>91764</text:p>
          </table:table-cell>
          <table:table-cell office:value-type="float" office:value="11717" calcext:value-type="float">
            <text:p>11717</text:p>
          </table:table-cell>
          <table:table-cell office:value-type="float" office:value="0" calcext:value-type="float">
            <text:p>0</text:p>
          </table:table-cell>
          <table:table-cell table:formula="of:=AVERAGE([.M22:.M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5" calcext:value-type="float">
            <text:p>285</text:p>
          </table:table-cell>
          <table:table-cell office:value-type="float" office:value="80940" calcext:value-type="float">
            <text:p>8094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37.4392468929291" calcext:value-type="float">
            <text:p>37,4392468929291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6788" calcext:value-type="float">
            <text:p>26788</text:p>
          </table:table-cell>
          <table:table-cell office:value-type="float" office:value="95.523" calcext:value-type="float">
            <text:p>95,523</text:p>
          </table:table-cell>
          <table:table-cell office:value-type="float" office:value="12298" calcext:value-type="float">
            <text:p>12298</text:p>
          </table:table-cell>
          <table:table-cell office:value-type="float" office:value="4.65116279069767" calcext:value-type="float">
            <text:p>4,651162790697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87912" calcext:value-type="float">
            <text:p>879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38.0585958957672" calcext:value-type="float">
            <text:p>38,0585958957672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0172" calcext:value-type="float">
            <text:p>30172</text:p>
          </table:table-cell>
          <table:table-cell office:value-type="float" office:value="96.9" calcext:value-type="float">
            <text:p>96,9</text:p>
          </table:table-cell>
          <table:table-cell office:value-type="float" office:value="11476" calcext:value-type="float">
            <text:p>11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102080" calcext:value-type="float">
            <text:p>10208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37.2926239967346" calcext:value-type="float">
            <text:p>37,2926239967346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3608" calcext:value-type="float">
            <text:p>33608</text:p>
          </table:table-cell>
          <table:table-cell office:value-type="float" office:value="102.549" calcext:value-type="float">
            <text:p>102,549</text:p>
          </table:table-cell>
          <table:table-cell office:value-type="float" office:value="11586" calcext:value-type="float">
            <text:p>11586</text:p>
          </table:table-cell>
          <table:table-cell office:value-type="float" office:value="3.03030303030303" calcext:value-type="float">
            <text:p>3,0303030303030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3" calcext:value-type="float">
            <text:p>343</text:p>
          </table:table-cell>
          <table:table-cell office:value-type="float" office:value="117306" calcext:value-type="float">
            <text:p>11730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41.0683078765869" calcext:value-type="float">
            <text:p>41,068307876586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1558" calcext:value-type="float">
            <text:p>31558</text:p>
          </table:table-cell>
          <table:table-cell office:value-type="float" office:value="101.8185" calcext:value-type="float">
            <text:p>101,8185</text:p>
          </table:table-cell>
          <table:table-cell office:value-type="float" office:value="12107" calcext:value-type="float">
            <text:p>12107</text:p>
          </table:table-cell>
          <table:table-cell office:value-type="float" office:value="3.62318840579709" calcext:value-type="float">
            <text:p>3,623188405797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2" calcext:value-type="float">
            <text:p>612</text:p>
          </table:table-cell>
          <table:table-cell office:value-type="float" office:value="373932" calcext:value-type="float">
            <text:p>37393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9.0929369926453" calcext:value-type="float">
            <text:p>79,092936992645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3859" calcext:value-type="float">
            <text:p>33859</text:p>
          </table:table-cell>
          <table:table-cell office:value-type="float" office:value="101.2875" calcext:value-type="float">
            <text:p>101,2875</text:p>
          </table:table-cell>
          <table:table-cell office:value-type="float" office:value="11222" calcext:value-type="float">
            <text:p>11222</text:p>
          </table:table-cell>
          <table:table-cell office:value-type="float" office:value="8.14641950767147" calcext:value-type="float">
            <text:p>8,14641950767147</text:p>
          </table:table-cell>
          <table:table-cell table:formula="of:=AVERAGE([.M27:.M31])" office:value-type="float" office:value="3.89021474689385" calcext:value-type="float">
            <text:p>3,890214746893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0" calcext:value-type="float">
            <text:p>340</text:p>
          </table:table-cell>
          <table:table-cell office:value-type="float" office:value="115260" calcext:value-type="float">
            <text:p>1152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55.629725933075" calcext:value-type="float">
            <text:p>55,629725933075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2079" calcext:value-type="float">
            <text:p>32079</text:p>
          </table:table-cell>
          <table:table-cell office:value-type="float" office:value="101.8845" calcext:value-type="float">
            <text:p>101,8845</text:p>
          </table:table-cell>
          <table:table-cell office:value-type="float" office:value="11948" calcext:value-type="float">
            <text:p>11948</text:p>
          </table:table-cell>
          <table:table-cell office:value-type="float" office:value="7.84313725490196" calcext:value-type="float">
            <text:p>7,843137254901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9" calcext:value-type="float">
            <text:p>349</text:p>
          </table:table-cell>
          <table:table-cell office:value-type="float" office:value="121452" calcext:value-type="float">
            <text:p>12145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48.7985048294067" calcext:value-type="float">
            <text:p>48,7985048294067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7623" calcext:value-type="float">
            <text:p>27623</text:p>
          </table:table-cell>
          <table:table-cell office:value-type="float" office:value="100272" calcext:value-type="float">
            <text:p>100272</text:p>
          </table:table-cell>
          <table:table-cell office:value-type="float" office:value="13075" calcext:value-type="float">
            <text:p>13075</text:p>
          </table:table-cell>
          <table:table-cell office:value-type="float" office:value="6.16438356164383" calcext:value-type="float">
            <text:p>6,1643835616438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75.4602820873261" calcext:value-type="float">
            <text:p>75,4602820873261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7014" calcext:value-type="float">
            <text:p>27014</text:p>
          </table:table-cell>
          <table:table-cell office:value-type="float" office:value="98.004" calcext:value-type="float">
            <text:p>98,004</text:p>
          </table:table-cell>
          <table:table-cell office:value-type="float" office:value="12774" calcext:value-type="float">
            <text:p>12774</text:p>
          </table:table-cell>
          <table:table-cell office:value-type="float" office:value="13.1782945736434" calcext:value-type="float">
            <text:p>13,17829457364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6" calcext:value-type="float">
            <text:p>626</text:p>
          </table:table-cell>
          <table:table-cell office:value-type="float" office:value="391250" calcext:value-type="float">
            <text:p>39125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7.7364299297333" calcext:value-type="float">
            <text:p>87,736429929733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4447" calcext:value-type="float">
            <text:p>24447</text:p>
          </table:table-cell>
          <table:table-cell office:value-type="float" office:value="96.3585" calcext:value-type="float">
            <text:p>96,3585</text:p>
          </table:table-cell>
          <table:table-cell office:value-type="float" office:value="13264" calcext:value-type="float">
            <text:p>13264</text:p>
          </table:table-cell>
          <table:table-cell office:value-type="float" office:value="13.4096422572559" calcext:value-type="float">
            <text:p>13,4096422572559</text:p>
          </table:table-cell>
          <table:table-cell table:formula="of:=AVERAGE([.M31:.M35])" office:value-type="float" office:value="9.74837543102331" calcext:value-type="float">
            <text:p>9,74837543102331</text:p>
          </table:table-cell>
        </table:table-row>
      </table:table>
      <table:named-expressions/>
      <table:database-ranges>
        <table:database-range table:name="__Anonymous_Sheet_DB__0" table:target-range-address="'Campinas random - relaxed'.A2:'Campinas random - relaxed'.T5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Campinas random - brkga'.A2:'Campinas random - brkga'.K51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'Campinas random more components - relaxed'.A2:'Campinas random more components - relaxed'.S35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'Campinas random more components - brkga'.A2:'Campinas random more components - brkga'.M3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1:53:45.079332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2-05-21T11:56:49.777648905</dc:date>
    <meta:editing-duration>PT6H19M50S</meta:editing-duration>
    <meta:editing-cycles>137</meta:editing-cycles>
    <meta:generator>LibreOffice/6.0.7.3$Linux_X86_64 LibreOffice_project/00m0$Build-3</meta:generator>
    <meta:document-statistic meta:table-count="5" meta:cell-count="2684" meta:object-count="0"/>
  </office:meta>
</office:document-meta>
</file>